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8Num13">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Heading_20_1" style:master-page-name="Standard">
      <style:paragraph-properties style:page-number="auto"/>
    </style:style>
    <style:style style:name="T1" style:family="text">
      <style:text-properties style:font-name="Courier New" fo:font-size="8pt" fo:language="en" fo:country="US" style:font-size-asian="8pt" style:font-name-complex="Courier New"/>
    </style:style>
    <style:style style:name="T2" style:family="text">
      <style:text-properties style:font-name="Courier New" fo:font-size="8pt" style:font-size-asian="8pt" style:font-name-complex="Courier New"/>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background-color="#ff0000"/>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background-color="#ff0000"/>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style:font-name-complex="Courier New"/>
    </style:style>
    <style:style style:name="T13" style:family="text">
      <style:text-properties style:font-name="Courier New" fo:language="en" fo:country="US" style:font-name-complex="Courier New"/>
    </style:style>
    <style:style style:name="T14" style:family="text">
      <style:text-properties style:font-name="Courier New" fo:font-size="9pt" fo:language="en" fo:country="US" style:font-size-asian="9pt" style:font-name-complex="Courier New"/>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94070334816048" text:id="ct94070334816048">
          <text:insertion>
            <office:change-info>
              <dc:creator>kk</dc:creator>
              <dc:date>2006-01-31T15:06:00</dc:date>
            </office:change-info>
          </text:insertion>
        </text:changed-region>
        <text:changed-region xml:id="ct94070351731568" text:id="ct94070351731568">
          <text:deletion>
            <office:change-info>
              <dc:creator>kk</dc:creator>
              <dc:date>2006-01-31T15:06:00</dc:date>
            </office:change-info>
            <text:p text:style-name="Standard"><text:span text:style-name="T1">i</text:span></text:p>
          </text:deletion>
        </text:changed-region>
        <text:changed-region xml:id="ct94070331448640" text:id="ct94070331448640">
          <text:deletion>
            <office:change-info>
              <dc:creator>kk</dc:creator>
              <dc:date>2006-01-31T15:07:00</dc:date>
            </office:change-info>
            <text:p text:style-name="Standard"><text:span text:style-name="T2">странцу</text:span></text:p>
          </text:deletion>
        </text:changed-region>
        <text:changed-region xml:id="ct94070288641344" text:id="ct94070288641344">
          <text:insertion>
            <office:change-info>
              <dc:creator>kk</dc:creator>
              <dc:date>2006-01-31T15:07:00</dc:date>
            </office:change-info>
          </text:insertion>
        </text:changed-region>
        <text:changed-region xml:id="ct94070352360160" text:id="ct94070352360160">
          <text:deletion>
            <office:change-info>
              <dc:creator>kk</dc:creator>
              <dc:date>2006-03-03T20:55:00</dc:date>
            </office:change-info>
            <text:p text:style-name="P1">всех </text:p>
          </text:deletion>
        </text:changed-region>
        <text:changed-region xml:id="ct94070335906496" text:id="ct94070335906496">
          <text:insertion>
            <office:change-info>
              <dc:creator>kk</dc:creator>
              <dc:date>2006-03-03T20:55:00</dc:date>
            </office:change-info>
          </text:insertion>
        </text:changed-region>
        <text:changed-region xml:id="ct94070352360384" text:id="ct94070352360384">
          <text:deletion>
            <office:change-info>
              <dc:creator>kk</dc:creator>
              <dc:date>2006-03-03T20:55:00</dc:date>
            </office:change-info>
            <text:p text:style-name="P1">ов</text:p>
          </text:deletion>
        </text:changed-region>
        <text:changed-region xml:id="ct94070289215296" text:id="ct94070289215296">
          <text:insertion>
            <office:change-info>
              <dc:creator>kk</dc:creator>
              <dc:date>2006-03-03T20:55:00</dc:date>
            </office:change-info>
          </text:insertion>
        </text:changed-region>
        <text:changed-region xml:id="ct94070333001264" text:id="ct94070333001264">
          <text:deletion>
            <office:change-info>
              <dc:creator>kk</dc:creator>
              <dc:date>2006-03-03T20:54: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6" text:outline-level="1">перехват библиотечных функций в <text:span text:style-name="T3">linux</text:span> и <text:span text:style-name="T3">bsd</text:span></text:h>
      <text:p text:style-name="Standard">крис касперски аргентинский болотный бобер <text:span text:style-name="T3">nezumi</text:span> <text:span text:style-name="T3">el</text:span> <text:span text:style-name="T3">raton</text:span> ака нутряк ибн мыщъх, <text:span text:style-name="T3">no</text:span> <text:span text:style-name="T3">e</text:span>-<text:span text:style-name="T3">mail</text:span></text:p>
      <text:p text:style-name="P13"/>
      <text:p text:style-name="P15"><text:span text:style-name="T8">как узнать какие функции вызывает подопытная программа? в </text:span><text:span text:style-name="T4">windows</text:span><text:span text:style-name="T8"> существует целый арсенал шпионских средств, но </text:span><text:span text:style-name="T4">linux</text:span><text:span text:style-name="T8">-хакерам весь инструментарий приходится разрабатывать самостоятельно. сейчас мыщъх покажет как осуществляется перехват и подмена (!) системных и библиотечных функций в </text:span><text:span text:style-name="T4">linux</text:span><text:span text:style-name="T8"> и *</text:span><text:span text:style-name="T4">BSD</text:span></text:p>
      <text:h text:style-name="Heading_20_2" text:outline-level="2">введение</text:h>
      <text:p text:style-name="P1">При всей непохожести <text:span text:style-name="T3">windows</text:span> на <text:span text:style-name="T3">linux</text:span> между ними можно выделить общие черты. Обе системы образуют "слоеный пирог" из библиотек различных уровней иерархий. Ядерные функции <text:span text:style-name="T3">windows NT</text:span> сосредоточены в файле <text:span text:style-name="T3">ntoskrnl</text:span>.<text:span text:style-name="T3">exe</text:span>, доступ к которым осуществляется через прерывание <text:span text:style-name="T3">INT </text:span>2<text:span text:style-name="T3">Eh</text:span> (<text:span text:style-name="T3">NT </text:span>3.5<text:span text:style-name="T3">x</text:span>,<text:span text:style-name="T3"> NT</text:span>4.<text:span text:style-name="T3">x</text:span>, <text:span text:style-name="T3">W</text:span>2<text:span text:style-name="T3">K</text:span>) или через <text:span text:style-name="T3">INT </text:span>2<text:span text:style-name="T3">Eh</text:span>/<text:span text:style-name="T3">sysenter</text:span> (<text:span text:style-name="T3">XP</text:span>, <text:span text:style-name="T3">Longhorn</text:span>). В <text:span text:style-name="T3">linux</text:span> для той же цели используется прерывание <text:span text:style-name="T3">IINT </text:span>80<text:span text:style-name="T3">h</text:span> (<text:span text:style-name="T3">x</text:span>86<text:span text:style-name="T3"> BSD</text:span> использует гибридный механизм, одновременно поддерживая как <text:span text:style-name="T3">INT </text:span>80<text:span text:style-name="T3">h</text:span>, так и <text:span text:style-name="T3">call </text:span> <text:span text:style-name="T3">far </text:span>0007<text:span text:style-name="T3">h</text:span>:00000000<text:span text:style-name="T3">h</text:span>).</text:p>
      <text:p text:style-name="P1">Ядро реализует базовые функции ввода/вывода, распределения памяти, создания/завершения процессов и т. д., причем если <text:span text:style-name="T3">NT</text:span> предоставляет низкоуровневые полуфабрикаты, над которыми еще предстоит поработать, ядерные функции <text:span text:style-name="T3">linux</text:span>'а (они же "системные вызовы" или по-английски <text:span text:style-name="T3">sys</text:span>-<text:span text:style-name="T3">calls</text:span>) вполне юзабельны. Тем не менее прямые обращения к ядру с прикладного уровня встречаются редко. Вместо этого приложения предпочитают использовать системно-независимую библиотеку <text:span text:style-name="T3">libc</text:span>.<text:span text:style-name="T3">so</text:span>.<text:span text:style-name="T3">x </text:span>– отдаленный аналог <text:span text:style-name="T3">KERNEL</text:span>32.<text:span text:style-name="T3">DLL</text:span> из <text:span text:style-name="T3">windows</text:span>. Эта библиотека загружается в физическую память всего один раз, а затем проецируется на адресной пространство всех используемых ее процессов ("<text:span text:style-name="T3">so</text:span>" расшифровывается как "<text:span text:style-name="T3">shared</text:span> <text:span text:style-name="T3">object</text:span> [<text:span text:style-name="T3">file</text:span>]", а <text:span text:style-name="T3">x</text:span> – номер версии, например, "<text:span text:style-name="T3">lib</text:span>c.<text:span text:style-name="T3">so</text:span>.6").</text:p>
      <text:p text:style-name="P1">Помимо <text:span text:style-name="T3">libc</text:span>, существуют и другие библиотеки, например, <text:span text:style-name="T3">libncurses</text:span>.so.x, отвечающая за управление курсором и отрисовку псевдографики в текстовом режиме ("аналог" <text:span text:style-name="T3">USER</text:span>32.<text:span text:style-name="T3">DLL</text:span>). Библиотеки могут подключаться как на стадии загрузки <text:span text:style-name="T3">elf</text:span>-файла через таблицу символов (аналог таблицы импорта), так и динамически по ходу выполнения программы посредством вызова функций <text:span text:style-name="T3">dlopen</text:span>/<text:span text:style-name="T3">dlsym</text:span> (аналог <text:span text:style-name="T3">LoadLibrary</text:span>/<text:span text:style-name="T3">GetProcAddress</text:span> соответственно). Наконец, всякая программа содержит большое количество непубличных не экспортируемых функций, которые так же требуется перехватывать.</text:p>
      <text:p text:style-name="P1">В штатный комплект поставки (<text:span text:style-name="T3">out</text:span> <text:span text:style-name="T3">form</text:span> <text:span text:style-name="T3">box</text:span>) некоторых <text:span text:style-name="T3">UNIX</text:span>'ов входят две "хакерские" утилиты <text:span text:style-name="T3">truss</text:span> и <text:span text:style-name="T3">krace</text:span> (в <text:span text:style-name="T3">LINUX </text:span>– <text:span text:style-name="T3">strace</text:span>), следящие за системными вызовами и ведущие подробный <text:span text:style-name="T3">log</text:span> (<text:span text:style-name="T9">см. листинг 1</text:span>). К сожалению, эти утилиты есть не на всех системах, и даже там где они есть, для решения поставленной задачи они непригодны: многие библиотечные функции обрабатываются локально и до ядра просто не доходят. К тому же <text:span text:style-name="T3">strace</text:span> работает через механизм <text:span text:style-name="T3">ptrace</text:span>, а он нерентабелен (т. е. не позволяет трассировать уже трассируемые программы) и с которым успешно сражаются многие защитные механизмы, черви и упаковщики. Наконец, в некоторых случаях приходится не только шпионить за вызовами, но и "подминать" чужие функции, заменяя их на свои.</text:p>
      <text:p text:style-name="P13">Как это сделать?</text:p>
      <text:p text:style-name="P13"/>
      <text:p text:style-name="P9">mmap(0x0,4096,0x3,0x1002,-1,0x0)<text:tab/><text:tab/><text:tab/> = 671657984 (0x2808b000)</text:p>
      <text:p text:style-name="P9">break(0x809b000)<text:tab/><text:tab/><text:tab/><text:tab/><text:tab/> = 0 (0x0)</text:p>
      <text:p text:style-name="P9">break(0x809c000)<text:tab/><text:tab/><text:tab/><text:tab/><text:tab/> = 0 (0x0)</text:p>
      <text:p text:style-name="P9">break(0x809d000)<text:tab/><text:tab/><text:tab/><text:tab/><text:tab/> = 0 (0x0)</text:p>
      <text:p text:style-name="P9">break(0x809e000)<text:tab/><text:tab/><text:tab/><text:tab/><text:tab/> = 0 (0x0)</text:p>
      <text:p text:style-name="P9">stat(".",0xbfbff514)<text:tab/><text:tab/><text:tab/><text:tab/><text:tab/> = 0 (0x0)</text:p>
      <text:p text:style-name="P9">open(".",0,00)<text:tab/><text:tab/><text:tab/><text:tab/><text:tab/><text:tab/> = 3 (0x3)</text:p>
      <text:p text:style-name="P9">fchdir(0x3)<text:tab/><text:tab/><text:tab/><text:tab/><text:tab/><text:tab/> = 0 (0x0)</text:p>
      <text:p text:style-name="P9">open(".",0,00)<text:tab/><text:tab/><text:tab/><text:tab/><text:tab/><text:tab/> = 4 (0x4)</text:p>
      <text:p text:style-name="P9">stat(".",0xbfbff4d4)<text:tab/><text:tab/><text:tab/><text:tab/><text:tab/> = 0 (0x0)</text:p>
      <text:p text:style-name="P9">open(".",4,00)<text:tab/><text:tab/><text:tab/><text:tab/><text:tab/><text:tab/> = 5 (0x5)</text:p>
      <text:p text:style-name="P9">fstat(5,0xbfbff4d4)<text:tab/><text:tab/><text:tab/><text:tab/><text:tab/> = 0 (0x0)</text:p>
      <text:p text:style-name="P9">fcntl(0x5,0x2,0x1)<text:tab/><text:tab/><text:tab/><text:tab/><text:tab/> = 0 (0x0)</text:p>
      <text:p text:style-name="P9">__sysctl(0xbfbff38c,0x2,0x8096ab0,0xbfbff388,0x0,0x0) = 0 (0x0)</text:p>
      <text:p text:style-name="P9">fstatfs(0x5,0xbfbff3d4)<text:tab/><text:tab/><text:tab/><text:tab/> = 0 (0x0)</text:p>
      <text:p text:style-name="P9">break(0x809f000)<text:tab/><text:tab/><text:tab/><text:tab/><text:tab/> = 0 (0x0)</text:p>
      <text:p text:style-name="P9">getdirentries(0x5,0x809e000,0x1000,0x809a0b4)<text:tab/> = 512 (0x200)</text:p>
      <text:p text:style-name="P9">getdirentries(0x5,0x809e000,0x1000,0x809a0b4)<text:tab/> = 0 (0x0)</text:p>
      <text:p text:style-name="P9"><text:soft-page-break/>lseek(5,0x0,0)<text:tab/><text:tab/><text:tab/><text:tab/><text:tab/><text:tab/> = 0 (0x0)</text:p>
      <text:p text:style-name="P9">close(5)<text:tab/><text:tab/><text:tab/><text:tab/><text:tab/><text:tab/> = 0 (0x0)</text:p>
      <text:p text:style-name="P9">fchdir(0x4)<text:tab/><text:tab/><text:tab/><text:tab/><text:tab/><text:tab/> = 0 (0x0)</text:p>
      <text:p text:style-name="P9">close(4)<text:tab/><text:tab/><text:tab/><text:tab/><text:tab/><text:tab/> = 0 (0x0)</text:p>
      <text:p text:style-name="P9">fstat(1,0xbfbff104)<text:tab/><text:tab/><text:tab/><text:tab/><text:tab/> = 0 (0x0)</text:p>
      <text:p text:style-name="P9">break(0x80a3000)<text:tab/><text:tab/><text:tab/><text:tab/><text:tab/> = 0 (0x0)</text:p>
      <text:p text:style-name="P9">write(1,0x809f000,158)<text:tab/><text:tab/><text:tab/><text:tab/><text:tab/> = 158 (0x9e)</text:p>
      <text:p text:style-name="P9">exit(0x0)<text:tab/><text:tab/><text:tab/><text:tab/><text:tab/><text:tab/>process exit, rval = 0</text:p>
      <text:p text:style-name="P2">Листинг<text:span text:style-name="T3"> </text:span><text:sequence text:ref-name="refЛистинг0" text:name="Листинг" text:formula="ooow:Листинг+1" style:num-format="1">1</text:sequence><text:span text:style-name="T3"> </text:span>образец отчета <text:span text:style-name="T3">truss</text:span></text:p>
      <text:p text:style-name="P11"/>
      <text:p text:style-name="P2">Рисунок <text:sequence text:ref-name="refРисунок0" text:name="Рисунок" text:formula="ooow:Рисунок+1" style:num-format="1">1</text:sequence><text:span text:style-name="T3"> </text:span>программа "<text:span text:style-name="T3">hello</text:span>,<text:span text:style-name="T3">world</text:span>", под "микроскопом" <text:span text:style-name="T3">truss</text:span>'а</text:p>
      <text:h text:style-name="Heading_20_2" text:outline-level="2">обзор возможных методов</text:h>
      <text:p text:style-name="P1">Условимся рассматривать универсальные методики перехвата, не требующие модификации ни подопытного файла, ни ядра и работающие под любой <text:span text:style-name="T3">UNIX</text:span>-подобной системой (возможно, с небольшими переделками).</text:p>
      <text:p text:style-name="P1">Начнем с классики, то есть издалека. Один из самых популярных методов перехвата, активно используемый под <text:span text:style-name="T3">windows</text:span>, и называемый "<text:span text:style-name="T8">методом модификации [таблицы] импорта</text:span>" выглядит так:</text:p>
      <text:p text:style-name="P13"/>
      <text:list xml:id="list6811203167319573940" text:style-name="WW8Num13">
        <text:list-item>
          <text:p text:style-name="P4">создаем отладочный процесс вызовом <text:span text:style-name="T3">fork</text:span>()/<text:span text:style-name="T3">exec</text:span>()/ptrace(PTRACE_TRACEME [в <text:span text:style-name="T3">BSD</text:span> — <text:span text:style-name="T3">PT</text:span>_<text:span text:style-name="T3">TRACE</text:span>_<text:span text:style-name="T3">ME</text:span>, в дальнейшем <text:span text:style-name="T3">BSD</text:span>-объявления будет приводится через слеш]) или подключаемся к уже запущенному процессу через <text:span text:style-name="T3">ptrace</text:span>(<text:span text:style-name="T3">PTRACE</text:span>_<text:span text:style-name="T3">ATTACH</text:span>/<text:span text:style-name="T3">PT</text:span>_<text:span text:style-name="T3">ATTACH</text:span>, <text:span text:style-name="T3">pid</text:span>, 0, 0);</text:p>
        </text:list-item>
        <text:list-item>
          <text:p text:style-name="P4">через функцию <text:span text:style-name="T3">ptrace</text:span>(<text:span text:style-name="T3">PTRACE</text:span>_<text:span text:style-name="T3">PEEKTEXT</text:span>/<text:span text:style-name="T3">PT</text:span>_<text:span text:style-name="T3">READ</text:span>_<text:span text:style-name="T3">I</text:span>, <text:span text:style-name="T3">pid</text:span>, <text:span text:style-name="T3">addr</text:span>, 0) читаем глобальную таблицу смещений (<text:span text:style-name="T3">global</text:span> <text:span text:style-name="T3">offset</text:span> <text:span text:style-name="T3">table</text:span> или <text:span text:style-name="T3">got</text:span>) — аналог таблицы импорта;</text:p>
        </text:list-item>
        <text:list-item>
          <text:p text:style-name="P4">посредством функции <text:span text:style-name="T3">ptrace</text:span>(<text:span text:style-name="T3">PTRACE</text:span>_<text:span text:style-name="T3">POKETEXT</text:span>/<text:span text:style-name="T3">PT</text:span>_<text:span text:style-name="T3">WRITE</text:span>_<text:span text:style-name="T3">I</text:span>, <text:span text:style-name="T3">pid</text:span>, <text:span text:style-name="T3">addr</text:span>, <text:span text:style-name="T3">data</text:span>) модифицируем указатели на нужные нам функции, заменяя их на <text:span text:style-name="T3">offset</text:span> <text:span text:style-name="T3">thunk</text:span>, где <text:span text:style-name="T3">thunk</text:span> — наш обработчик, внедренный в адресное пространство процесса тем или иным путем (например, при помощи той же <text:span text:style-name="T3">PTRACE</text:span>_<text:span text:style-name="T3">POKETEXT</text:span>/<text:span text:style-name="T3">PT</text:span>_<text:span text:style-name="T3">WRITE</text:span>_<text:span text:style-name="T3">I</text:span>);</text:p>
          <text:list>
            <text:list-item>
              <text:p text:style-name="P4">контроль за динамически загружаемыми библиотеками осуществляется путем перехвата функций <text:span text:style-name="T3">dlopen</text:span>/<text:span text:style-name="T3">dlsym</text:span>, экспортируемыми <text:span text:style-name="T3">libdl</text:span>.<text:span text:style-name="T3">so</text:span>.<text:span text:style-name="T3">x</text:span>, но фактически реализованных в <text:span text:style-name="T3">libc</text:span>.<text:span text:style-name="T3">so</text:span>.<text:span text:style-name="T3">x</text:span> (там они называются _<text:span text:style-name="T3">dl</text:span>_<text:span text:style-name="T3">open</text:span>/_<text:span text:style-name="T3">dl</text:span>_<text:span text:style-name="T3">sym</text:span> соответственно);</text:p>
            </text:list-item>
            <text:list-item>
              <text:p text:style-name="P4">непубличные функции самой программы и статических библиотек перехватываются путем внедрения команды <text:span text:style-name="T3">jump thunk</text:span> в их начало (естественно, оригинальное содержимое нужно где-то предварительно сохранить) с поиском по сигнатурам или с привязкой к фиксированным адресам;</text:p>
            </text:list-item>
          </text:list>
        </text:list-item>
        <text:list-item>
          <text:p text:style-name="P4">отсоединяемся от процесса через ptrace (PTRACE_DETACH/<text:span text:style-name="T3">PT</text:span>_<text:span text:style-name="T3">DEATACH</text:span>, pid, 0, 0), позволяя ему продолжить нормальное выполнение, но теперь уже с исправленной" глобальной таблицей смещений, вызывающей функции через наш хакерский <text:span text:style-name="T3">thunk</text:span>, который может протоколировать вызовы, мухлевать с аргументами или даже передавать управление подложным функциям;</text:p>
        </text:list-item>
      </text:list>
      <text:p text:style-name="P13"/>
      <text:p text:style-name="P1">Метод "модификации импорта" легко реализуется, надежен, но… не свободен от недостатков. В <text:span text:style-name="T3">windows</text:span> функции <text:span text:style-name="T3">ReadProcessMemory</text:span>/<text:span text:style-name="T3">WriteProcessMemory</text:span> не требуют от процесса, чтобы он находится под отладкой и подопытному приложению очень трудно им противостоять. Их <text:span text:style-name="T3">linux</text:span>-аналоги являются частью библиотеки <text:span text:style-name="T3">ptrace</text:span>, обломать которую очень легко (см. мою статью <text:span text:style-name="T9">"методология защиты в мире </text:span><text:span text:style-name="T5">UNIX</text:span><text:span text:style-name="T9">"</text:span>, опубликованную в Хакере с год назад). К тому же подопытный процесс может вырваться из лап шпиона. Для этого ему достаточно породить дочерний процесс или сделать себе <text:span text:style-name="T3">exec</text:span>(), чтобы перезапуститься. В этом случае системный загрузчик перечитает исходный образ <text:span text:style-name="T3">elf</text:span>-файла с диска и все изменения в <text:span text:style-name="T3">got</text:span>'е будут потеряны. Чтобы этого не произошло, наш шпион должен следить за всеми потенциально опасными функциями, пускай и ценой усложнения реализации. И последнее (но самое главное) ограничение, — шпионаж носит сугубо локальный характер и может контролировать только дочерние процессы или процессы, явно переданные ему на "съедение".</text:p>
      <text:p text:style-name="P1"/>
      <text:p text:style-name="P1">А вот другой популярный прием, называемый методом "<text:span text:style-name="T8">подмены библиотеки</text:span>", так же позаимствованный из мира <text:span text:style-name="T3">windows</text:span>:</text:p>
      <text:p text:style-name="P1"/>
      <text:list xml:id="list790889797867728952" text:style-name="WW8Num11">
        <text:list-item>
          <text:p text:style-name="P5"><text:soft-page-break/>создаем "обертку" (<text:span text:style-name="T3">wrapper</text:span>) вокруг интересующей нас библиотеки, экспортирующей те же самые функции, что и она;</text:p>
        </text:list-item>
        <text:list-item>
          <text:p text:style-name="P5">оригинальную библиотеку переименовываем или ложим на в другое место;</text:p>
        </text:list-item>
        <text:list-item>
          <text:p text:style-name="P5">функции-обертки определяют идентификатор вызывающего их процесса и если это действительно "их" процесс, совершают заранее запланированные действия (пишут вызов в <text:span text:style-name="T3">log</text:span>, подменяют аргументы или код возврата и т. д). Как определить <text:span text:style-name="T3">id</text:span> процесса? Это легко — ведь функции-обертки вызываются из контекста используемого их процесса и решение задачи сводится к выяснению идентификатора текущего процесса, возвращаемого функцией <text:span text:style-name="T3">getpid</text:span>;</text:p>
        </text:list-item>
        <text:list-item>
          <text:p text:style-name="P5">функция-обертка передает управление оригинальной функции основной библиотеки или своей собственной подложной функции;</text:p>
        </text:list-item>
      </text:list>
      <text:p text:style-name="P1"/>
      <text:p text:style-name="P1">За внешней простотой реализации такого подхода кроется целый ворох проблем. Создать обертки вокруг всех "системных" библиотек вручную практически нереально и эту работу необходимо автоматизировать, написав несложный парсер <text:span text:style-name="T3">so</text:span>-файлов и кодогенератор. Не обязательно генерировать готовый <text:span text:style-name="T3">elf</text:span>-файл — проще создать Си-программу и откомпилировать ее <text:span text:style-name="T3">gcc</text:span>.</text:p>
      <text:p text:style-name="P1">"Глобальность" перехвата воздействует на все процессы и кривая "обертка" рушит ось так, что только дампы летят. Давайте не будем трогать системные библиотеки, а вместо этого изменим переменную LD_LIBRARY_PATH в окружении "подопытного" процесса. Она специально предусмотрена на тот случай, если отдельно взятому приложению требуется предоставить свой набор библиотек (статический и динамический загрузчики сначала ищут библиотеку в путях, указанных LD_LIBRARY_PATH, и только если там ее не оказывается переходят к файлу /<text:span text:style-name="T3">etc</text:span>/<text:span text:style-name="T3">ld</text:span>.<text:span text:style-name="T3">so</text:span>.<text:span text:style-name="T3">conf</text:span>, а затем к путям — /<text:span text:style-name="T3">lib</text:span> и /<text:span text:style-name="T3">usr</text:span>/<text:span text:style-name="T3">lib</text:span>), но если "подопытный" процесс попытается загрузить библиотеку по абсолютному пути, он сможет вырваться из-под нашего контроля!</text:p>
      <text:p text:style-name="P1"/>
      <text:p text:style-name="P1">Перспективнее всего осуществлять перехват путем <text:span text:style-name="T8">прямой модификации памяти </text:span>подопытного без обращения к <text:span text:style-name="T3">ptrace</text:span>. Как это можно сделать? Первым в голову приходит файл /<text:span text:style-name="T3">proc</text:span>/&lt;<text:span text:style-name="T3">pid</text:span>&gt;/<text:span text:style-name="T3">mem</text:span>, однако, в большинстве систем он недоступен даже <text:span text:style-name="T3">root</text:span>'у и приходится спускаться на уровень ядра, что сильно напрягает. Хакерские источники упоминают о двух других интересных файлах: <text:span text:style-name="T8">/</text:span><text:span text:style-name="T4">dev</text:span><text:span text:style-name="T8">/</text:span><text:span text:style-name="T4">mem</text:span> (образ физической памяти компьютера до трансляции виртуальных адресов) и <text:span text:style-name="T8">/</text:span><text:span text:style-name="T4">dev</text:span><text:span text:style-name="T8">/</text:span><text:span text:style-name="T4">kmem</text:span> (образ виртуальной памяти ядра). Файл /<text:span text:style-name="T3">dev</text:span>/<text:span text:style-name="T3">kmem</text:span> обычно с прикладного уровня недоступен и никаких библиотек прикладного уровня здесь нет, поэтому нам он совершенно неинтересен, а вот /<text:span text:style-name="T3">dev</text:span>/<text:span text:style-name="T3">mem</text:span> мы рассмотрим поподробнее.</text:p>
      <text:h text:style-name="Heading_20_2" text:outline-level="2">/<text:span text:style-name="T3">dev</text:span>/<text:span text:style-name="T3">mem</text:span></text:h>
      <text:p text:style-name="P1">Чтение документации ("<text:span text:style-name="T3">man mem</text:span>") показывает, что файл /<text:span text:style-name="T3">dev</text:span>/<text:span text:style-name="T3">mem</text:span> имеется практически на всех <text:span text:style-name="T3">UNIX</text:span>-подобных системах, а если его вдруг нет, он может быть создан в любой момент следующими командами: </text:p>
      <text:p text:style-name="Standard"/>
      <text:p text:style-name="P8">mknod -m 660 /dev/mem c 1 1</text:p>
      <text:p text:style-name="Standard"><text:span text:style-name="T1">chown root:kmem /dev/mem</text:span></text:p>
      <text:p text:style-name="P2">Листинг <text:sequence text:ref-name="refЛистинг1" text:name="Листинг" text:formula="ooow:Листинг+1" style:num-format="1">2</text:sequence> создание файла-устройства /<text:span text:style-name="T3">dev</text:span>/<text:span text:style-name="T3">mem</text:span>, предоставляющего доступ к физической памяти компьютера с прикладного уровня</text:p>
      <text:p text:style-name="P1">Здесь: 660<text:span text:style-name="T3"> </text:span>– права доступа, /<text:span text:style-name="T3">dev</text:span>/<text:span text:style-name="T3">mem </text:span>– имя файла (может быть любым, например /<text:span text:style-name="T3">home</text:span>/<text:span text:style-name="T3">kpnc</text:span>/<text:span text:style-name="T3">nezumi</text:span>), "<text:span text:style-name="T3">c</text:span>"<text:span text:style-name="T3"> </text:span>– тип устройства (символьное устройство), "1<text:span text:style-name="T3"> </text:span>1"<text:span text:style-name="T3"> </text:span>– устройство (физическая память). Файл /<text:span text:style-name="T3">dev</text:span>/<text:span text:style-name="T3">mem</text:span> (или как вы его назовете) свободно доступен с прикладного уровня, но только для <text:span text:style-name="T3">root</text:span>, что есть саксь.</text:p>
      <text:p text:style-name="P1">Структура файла предельно проста — линейные смещения соответствуют физическим адресам. Допустим, нам известно, что по адресу <text:span text:style-name="T3">FFFFh</text:span>:<text:span text:style-name="T3">FFF</text:span>0<text:span text:style-name="T3">h</text:span> во всех <text:span text:style-name="T3">BIOS</text:span>'ах хранится команда перехода на загрузочный код, а за ним (как правило) лежит дата создания прошивки. Переводим "сладкую парочку" сегмент:смещение в линейный вид (<text:span text:style-name="T3">linear </text:span>== seg*10h + offset), получаем <text:span text:style-name="T3">FFFF</text:span>0<text:span text:style-name="T3">h</text:span>. Это и будет смещение в файле.</text:p>
      <text:p text:style-name="P11"/>
      <text:p text:style-name="P2">Рисунок <text:sequence text:ref-name="refРисунок1" text:name="Рисунок" text:formula="ooow:Рисунок+1" style:num-format="1">2</text:sequence> чтение содержимого <text:span text:style-name="T3">BIOS</text:span>'а через файл /<text:span text:style-name="T3">dev</text:span>/<text:span text:style-name="T3">mem</text:span></text:p>
      <text:p text:style-name="P1"><text:soft-page-break/>Основной камень преткновения в том, что оперативная память компьютера используется <text:span text:style-name="T3">UNIX</text:span>'ом как кэш и потому один и те же физические страницы в различное время могут соответствовать различным виртуальным адресам. Но это не проблема. Можно найти каталог страниц и выполнить трансляцию вручную. Указатель на текущий каталог храниться в регистре <text:span text:style-name="T3">CR</text:span>3, попытка доступа к которому с прикладного уровня возбуждает исключение, но поскольку каталог имеет довольно характерную структуру (описанную в документации на процессор), его легко найти простым сканированием физической памяти.</text:p>
      <text:p text:style-name="P1">Часть виртуальных страниц, принадлежащих процессу, может быть выгружена на диск и тогда в файле /<text:span text:style-name="T3">dev</text:span>/<text:span text:style-name="T3">mem</text:span> ее не окажется. При хроническом недостатке оперативной памяти, значительный процент адресного пространства процесса попадает на диск и хотя совместно используемые библиотеки вытесняются в последнюю очередь, они все-таки вытесняются (особенно редко используемые функции). Это значит, что прежде чем ковыряться в /<text:span text:style-name="T3">dev</text:span>/<text:span text:style-name="T3">mem</text:span> необходимо загрузить соответствующую функцию в память. А как это сделать? Ну, например, просто вызывать ее. Вызов функции не гарантирует загрузки всех принадлежащих ей страниц, но нам этого и не надо! Достаточно, чтобы загрузилась первая страница (а она наверняка загрузится!), чтобы воткнуть в начало функции <text:span text:style-name="T3">jump</text:span> на свой <text:span text:style-name="T3">thunk</text:span>.</text:p>
      <text:p text:style-name="P1">Для нейтрализации побочных эффектов обычно функцию вызывают с инвалидными аргументами, чтобы она завершилась без выполнения, однако, это грязный трюк, на который ведутся далеко не все функции. В частности, <text:span text:style-name="T3">gets</text:span> упорно ожидает ввода с клавиатуры даже если в качестве указателя ей передать нуль. Если память, принадлежащая функции, доступна на чтение (а в <text:span text:style-name="T3">linux</text:span>/<text:span text:style-name="T3">BSD</text:span> она доступна), нам достаточно просто прочитать несколько байт от начала функции — это гарантированно загрузит принадлежащую ей страницу в физическую память. Собственно говоря, для поиска перехватываемой функции в /<text:span text:style-name="T3">dev</text:span>/<text:span text:style-name="T3">mem</text:span> нам все равно потребуется ее сигнатура, так что без чтения здесь не обойтись.</text:p>
      <text:p text:style-name="P1">Весь вопрос в том, как определить адрес функции? Существует по меньшей мере два пути: получить указатель средствами языка Си или вызывать <text:span text:style-name="T3">dlsym</text:span>. В обоих случаях результаты будут различны, что следующая программа и подтверждает:</text:p>
      <text:p text:style-name="P1"/>
      <text:p text:style-name="P9">#include &lt;dlfcn.h&gt;</text:p>
      <text:p text:style-name="P9"/>
      <text:p text:style-name="P9">int a; unsigned char *x;</text:p>
      <text:p text:style-name="P9">x = (unsigned char*) gets;</text:p>
      <text:p text:style-name="P9">printf("\nx = gets:%08Xh",x);</text:p>
      <text:p text:style-name="P3"><text:span text:style-name="T1">for(a=0;a&lt;0x60;a++) printf("%02X ",x[a],(a%0x10)?"":printf("\n%08Xh:",(a+x)));</text:span></text:p>
      <text:p text:style-name="P9"/>
      <text:p text:style-name="P9">x = dlopen("libc.so.6",RTLD_NOW);</text:p>
      <text:p text:style-name="P9">printf("\n\nbase libc.so.6:%08Xh",x);</text:p>
      <text:p text:style-name="P9">for(a=0;a&lt;0x60;a++) printf("%02X ",x[a],(a%0x10)?"":printf("\n%08Xh:",(a+x)));</text:p>
      <text:p text:style-name="P9"/>
      <text:p text:style-name="P9">x= dlsym(x,"gets");</text:p>
      <text:p text:style-name="P9">printf("\n\nglsym(,\"gets\"):%08Xh",x);</text:p>
      <text:p text:style-name="P9">for(a=0;a&lt;0x60;a++) printf("%02X ",x[a],(a%0x10)?"":printf("\n%08Xh:",(a+x)));</text:p>
      <text:p text:style-name="P9">printf("\n");</text:p>
      <text:p text:style-name="P2">Листинг <text:sequence text:ref-name="refЛистинг2" text:name="Листинг" text:formula="ooow:Листинг+1" style:num-format="1">3</text:sequence> программа <text:span text:style-name="T3">get</text:span>_<text:span text:style-name="T3">addr</text:span>.<text:span text:style-name="T3">c</text:span>, определяющая адрес функции <text:span text:style-name="T3">gets</text:span></text:p>
      <text:p text:style-name="P1">Компилируем ("<text:span text:style-name="T13">gcc get</text:span><text:span text:style-name="T12">_</text:span><text:span text:style-name="T13">addr</text:span><text:span text:style-name="T12">.</text:span><text:span text:style-name="T13">c </text:span><text:span text:style-name="T12">-</text:span><text:span text:style-name="T13">o get</text:span><text:span text:style-name="T12">_</text:span><text:span text:style-name="T13">addr </text:span><text:span text:style-name="T12">-</text:span><text:span text:style-name="T13">ldl</text:span>") и запускаем полученный файл на выполнение (ключ -<text:span text:style-name="T3">ldl</text:span> подключает библиотеку <text:span text:style-name="T3">dl</text:span>, экспортирующую функции <text:span text:style-name="T3">dlopen</text:span> и <text:span text:style-name="T3">dlsym</text:span>). На мыщъхином компьютере результат выглядит так:</text:p>
      <text:p text:style-name="P13"/>
      <text:p text:style-name="P8">x = gets:08048364h</text:p>
      <text:p text:style-name="P8">08048364h:FF 25 A8 98 04 08 68 08 00 00 00 E9 D0 FF FF FF</text:p>
      <text:p text:style-name="P8">08048374h:FF 25 AC 98 04 08 68 10 00 00 00 E9 C0 FF FF FF</text:p>
      <text:p text:style-name="P8">08048384h:FF 25 B0 98 04 08 68 18 00 00 00 E9 B0 FF FF FF</text:p>
      <text:p text:style-name="Standard"><text:span text:style-name="T1">08048394h:FF 25 B4 98 04 08 68 20 00 00 00 E9 A0 FF FF FF</text:span></text:p>
      <text:p text:style-name="P8">080483A4h:00 00 00 00 00 00 00 00 00 00 00 00 31 ED 5E 89</text:p>
      <text:p text:style-name="P8">080483B4h:E1 83 E4 F0 50 54 52 68 90 86 04 08 68 30 86 04</text:p>
      <text:p text:style-name="P8"/>
      <text:p text:style-name="P8">base libc.so.6:400179E8h</text:p>
      <text:p text:style-name="P8">400179E8h:00 C0 02 40 D8 79 01 40 30 B5 15 40 6C 66 01 40</text:p>
      <text:p text:style-name="P8">400179F8h:88 77 01 40 10 7C 01 40 00 00 00 00 30 B5 15 40</text:p>
      <text:p text:style-name="P8">40017A08h:80 B5 15 40 78 B5 15 40 50 B5 15 40 58 B5 15 40</text:p>
      <text:p text:style-name="P8">40017A18h:60 B5 15 40 00 00 00 00 00 00 00 00 00 00 00 00</text:p>
      <text:p text:style-name="P8">40017A28h:68 B5 15 40 70 B5 15 40 40 B5 15 40 48 B5 15 40</text:p>
      <text:p text:style-name="P8">40017A38h:38 B5 15 40 00 00 00 00 00 00 00 00 98 B5 15 40</text:p>
      <text:p text:style-name="P8"/>
      <text:p text:style-name="P8">glsym(,"gets"):4008CE60h</text:p>
      <text:p text:style-name="P8">4008CE60h:55 89 E5 57 56 53 83 EC 2C 8B 75 08 E8 AC 4D FB</text:p>
      <text:p text:style-name="P8"><text:soft-page-break/>4008CE70h:FF 81 C3 AF E7 0C 00 C7 45 E0 00 00 00 00 8B 93</text:p>
      <text:p text:style-name="P8">4008CE80h:5C 9C FF FF 0F B7 02 25 00 80 FF FF 66 85 C0 75</text:p>
      <text:p text:style-name="P8">4008CE90h:0E 8B 83 34 02 00 00 85 C0 0F 85 07 01 00 00 0F</text:p>
      <text:p text:style-name="P8">4008CEA0h:B7 02 25 00 80 FF FF 66 85 C0 0F 84 E3 00 00 00</text:p>
      <text:p text:style-name="P8">4008CEB0h:8B 42 04 3B 42 08 0F 83 C8 00 00 00 0F B6 08 40</text:p>
      <text:p text:style-name="P2">Листинг<text:span text:style-name="T3"> </text:span><text:sequence text:ref-name="refЛистинг3" text:name="Листинг" text:formula="ooow:Листинг+1" style:num-format="1">4</text:sequence><text:span text:style-name="T3"> </text:span>результат работы программы <text:span text:style-name="T3">get</text:span>_<text:span text:style-name="T3">addr</text:span></text:p>
      <text:p text:style-name="P1">Указатель на функцию <text:span text:style-name="T3">gets</text:span>, судя по адресу (08048364<text:span text:style-name="T3">h</text:span>), смотрит на секцию .<text:span text:style-name="T3">plt</text:span>, то есть находится во "владениях" текущего процесса. Первые байты функции равны FF<text:span text:style-name="T3">h</text:span> 25<text:span text:style-name="T3">h</text:span> A8<text:span text:style-name="T3">h</text:span> 98<text:span text:style-name="T3">h</text:span> 04<text:span text:style-name="T3">h</text:span> 08<text:span text:style-name="T3">h</text:span>, что соответствует команде JMP<text:span text:style-name="T3"> </text:span>[080498A8<text:span text:style-name="T3">h</text:span>]. Выходит, это еще не сама функция, а только переходник к ней! Адрес 080498<text:span text:style-name="T3">A</text:span>8<text:span text:style-name="T3">h</text:span> хранится в двойном слове лежащим в глобальной таблице смещений (<text:span text:style-name="T3">got</text:span>). Модификация <text:span text:style-name="T3">plt</text:span>/<text:span text:style-name="T3">got</text:span> обеспечивает перехват функции лишь в пределах текущего процесса, что с одной стороны очень даже хорошо, но с другой — весьма хреново.</text:p>
      <text:p text:style-name="P1">Базовый адрес библиотеки <text:span text:style-name="T3">libc</text:span> (400179<text:span text:style-name="T3">E</text:span>8<text:span text:style-name="T3">h</text:span>) лежит в непосредственной близости от истинного адреса функции <text:span text:style-name="T3">gets</text:span> (4009<text:span text:style-name="T3">CE</text:span>60<text:span text:style-name="T3">h</text:span>), возвращаемым <text:span text:style-name="T3">dlsym</text:span>. В глаза сразу же бросается классический пролог 55<text:span text:style-name="T3">h</text:span>/89<text:span text:style-name="T3">h E</text:span>5<text:span text:style-name="T3">h</text:span> (<text:span text:style-name="T3">PUSH EBP</text:span>/<text:span text:style-name="T3">MOV EBP</text:span>,<text:span text:style-name="T3">ESP</text:span>), который мы и будем патчить для перехвата, но сперва разберемся как работать с /<text:span text:style-name="T3">dev</text:span>/<text:span text:style-name="T3">mem</text:span>.</text:p>
      <text:p text:style-name="P11"/>
      <text:p text:style-name="P2">Рисунок <text:sequence text:ref-name="refРисунок2" text:name="Рисунок" text:formula="ooow:Рисунок+1" style:num-format="1">3</text:sequence> <text:span text:style-name="T3">Midnight</text:span> <text:span text:style-name="T3">Commander</text:span> не может просмотреть файл /<text:span text:style-name="T3">dev</text:span>/<text:span text:style-name="T3">mem</text:span></text:p>
      <text:p text:style-name="P1">/<text:span text:style-name="T3">dev</text:span>/<text:span text:style-name="T3">mem</text:span> это необычный файл. Если в <text:span text:style-name="T3">Midnight</text:span> <text:span text:style-name="T3">Commander</text:span>'е подвести к нему курсор и нажать &lt;<text:span text:style-name="T3">F</text:span>3&gt; — ни хрена не выйдет (и не войдет)! Тоже самое произойдет если попытаться просмотреть другой файл, представляющий устройство /<text:span text:style-name="T3">dev</text:span>/<text:span text:style-name="T3">mem</text:span> (например, ранее созданный нами /<text:span text:style-name="T3">home</text:span>/<text:span text:style-name="T3">kpnc</text:span>/<text:span text:style-name="T3">nezumi</text:span>). Некоторые источники утверждают, что функция <text:span text:style-name="T3">fopen</text:span> обламывается с открытием /<text:span text:style-name="T3">dev</text:span>/<text:span text:style-name="T3">mem</text:span> и нужно юзать низкоуровневые функции операционной системы: <text:span text:style-name="T3">open</text:span>/<text:span text:style-name="T3">read</text:span>/<text:span text:style-name="T3">write</text:span>. Мыщъх проверил: на <text:span text:style-name="T3">KNOPPIX</text:span> (основан на <text:span text:style-name="T3">Debian</text:span>) и <text:span text:style-name="T3">FreeBSD</text:span> функции <text:span text:style-name="T3">fopen</text:span>/fread/frwite работают нормально, но, возможно, на других системах они ведут себя не так, поэтому не будем высаживаться и сделаем как говорят.</text:p>
      <text:p text:style-name="P1">Маленький нюанс — <text:span text:style-name="T15">под 4.5</text:span><text:span text:style-name="T6"> BSD</text:span><text:span text:style-name="T15"> (более свежие версии не проверял) </text:span><text:span text:style-name="T6">read</text:span><text:span text:style-name="T15"> всегда возвращает позитивный результат даже если море, тьфу, /</text:span><text:span text:style-name="T6">dev</text:span><text:span text:style-name="T15">/</text:span><text:span text:style-name="T6">mem</text:span><text:span text:style-name="T15"> уже кончился, поэтому закладываться на возвращаемое ее значение нельзя.</text:span></text:p>
      <text:p text:style-name="P6"/>
      <text:p text:style-name="P8">#include &lt;fcntl.h&gt;</text:p>
      <text:p text:style-name="P8">#define PAGE_SIZE<text:tab/>0x1000</text:p>
      <text:p text:style-name="P8"/>
      <text:p text:style-name="Standard"><text:span text:style-name="T1">int</text:span><text:span text:style-name="T2"> </text:span><text:span text:style-name="T1">fd</text:span><text:span text:style-name="T2">;</text:span></text:p>
      <text:p text:style-name="P8">char buf_page[PAGE_SIZE];</text:p>
      <text:p text:style-name="P8"/>
      <text:p text:style-name="Standard"><text:span text:style-name="T2">// открываем /</text:span><text:span text:style-name="T1">dev</text:span><text:span text:style-name="T2">/</text:span><text:span text:style-name="T1">mem</text:span><text:span text:style-name="T2"> на чтение и запись</text:span></text:p>
      <text:p text:style-name="Standard"><text:span text:style-name="T1">// </text:span><text:span text:style-name="T2">(подробнее см. </text:span><text:span text:style-name="T1">"man 2 open")</text:span></text:p>
      <text:p text:style-name="Standard"><text:span text:style-name="T1">if ((fd=open("/dev/mem", O_RDWR, 0))==-1) return printf("/dev/mem open error\n");</text:span></text:p>
      <text:p text:style-name="P8"/>
      <text:p text:style-name="P6">// перемещаемся в начало (необяз.)</text:p>
      <text:p text:style-name="P8">if (lseek(fd, 0, SEEK_SET) == -1) return printf("/dev/mem seek error\n");</text:p>
      <text:p text:style-name="P8"/>
      <text:p text:style-name="Standard"><text:span text:style-name="T2">// читаем 0</text:span><text:span text:style-name="T1">x</text:span><text:span text:style-name="T2">1000 байт в буфер</text:span></text:p>
      <text:p text:style-name="Standard"><text:span text:style-name="T1">if (read(fd, buf_page, 0x1000) != 0x1000) return printf("/dev/mem read error\n");</text:span></text:p>
      <text:p text:style-name="P2">Листинг<text:span text:style-name="T3"> </text:span><text:sequence text:ref-name="refЛистинг4" text:name="Листинг" text:formula="ooow:Листинг+1" style:num-format="1">5</text:sequence><text:span text:style-name="T3"> </text:span>фрагмент программы, демонстрирующей работу с файлом /<text:span text:style-name="T3">dev</text:span>/<text:span text:style-name="T3">mem</text:span></text:p>
      <text:p text:style-name="P1">Кстати говоря, консольный шестнадцатеричный редактор <text:span text:style-name="T3">hexedit</text:span> из комплекта поставки <text:span text:style-name="T3">KNOPPIX</text:span> показывает /<text:span text:style-name="T3">dev</text:span>/<text:span text:style-name="T3">mem</text:span> вполне нормально, а вот графическая версия <text:span text:style-name="T3">khexedit</text:span>, позаимствованная оттуда же, не показывает ни хрена.</text:p>
      <text:p text:style-name="P12"/>
      <text:p text:style-name="P2">Рисунок<text:span text:style-name="T3"> </text:span><text:sequence text:ref-name="refРисунок3" text:name="Рисунок" text:formula="ooow:Рисунок+1" style:num-format="1">4</text:sequence><text:span text:style-name="T3"> </text:span>редактор <text:span text:style-name="T3">khexedit</text:span> не может просмотреть файл /<text:span text:style-name="T3">dev</text:span>/<text:span text:style-name="T3">mem</text:span></text:p>
      <text:p text:style-name="P1">А давайте проведем небольшой эксперимент! Экспериментирование — это основное занятие мыщъх'ей (после ганжа, конечно). Возьмем какую-нибудь редко используемую библиотечную функцию (например, <text:span text:style-name="T3">gets</text:span>) и отпатчим ее по полной программе, внедрив в начало байт <text:span text:style-name="T3">C</text:span>3<text:span text:style-name="T3">h</text:span>, соответствующей машинной инструкции <text:span text:style-name="T3">RETN</text:span>, а потом вызовем ее и посмотрим получилось ли у нас или нет.</text:p>
      <text:p text:style-name="P1">Запускаем <text:span text:style-name="T3">IDA PRO</text:span>, загружаем <text:span text:style-name="T3">libc</text:span>.<text:span text:style-name="T3">so</text:span>.6, переходим к функции <text:span text:style-name="T3">gets</text:span> (&lt;<text:span text:style-name="T3">Ctrl</text:span>-<text:span text:style-name="T3">G</text:span>&gt;, "<text:span text:style-name="T3">gets</text:span>", &lt;<text:span text:style-name="T3">ENTER</text:span>&gt;) и смотрим какие байты расположены в начале функции (чтобы <text:span text:style-name="T3">IDA PRO</text:span> отображала машинный код рядом с инструкциями необходимо в меню <text:span text:style-name="T3">Options </text:span>выбрать<text:span text:style-name="T3"> </text:span>пункт<text:span text:style-name="T3"> "Text representation" и в поле "Number of opcode bytes" </text:span>поставить<text:span text:style-name="T3"> "7"). </text:span>Если нет <text:span text:style-name="T3">IDA PRO</text:span>, содержимое <text:soft-page-break/>функции можно определить с помощью нашей программы, приведенной в <text:span text:style-name="T9">листинге 3</text:span>. На мыщъхином компьютере первые 10<text:span text:style-name="T3">h</text:span> байт функции <text:span text:style-name="T3">gets</text:span> выглядят так: 55<text:span text:style-name="T3">h</text:span> 89<text:span text:style-name="T3">h</text:span> E5<text:span text:style-name="T3">h</text:span> 57<text:span text:style-name="T3">h</text:span> 56<text:span text:style-name="T3">h</text:span> 53<text:span text:style-name="T3">h</text:span> 83<text:span text:style-name="T3">h</text:span> EC<text:span text:style-name="T3">h</text:span> 2C<text:span text:style-name="T3">h</text:span> 8B<text:span text:style-name="T3">h</text:span> 75<text:span text:style-name="T3">h</text:span> 08<text:span text:style-name="T3">h</text:span> E8<text:span text:style-name="T3">h</text:span> AC<text:span text:style-name="T3">h</text:span> 4D<text:span text:style-name="T3">h</text:span> FB<text:span text:style-name="T3">h</text:span>.</text:p>
      <text:p text:style-name="P12"/>
      <text:p text:style-name="P2">Рисунок<text:span text:style-name="T3"> </text:span><text:sequence text:ref-name="refРисунок4" text:name="Рисунок" text:formula="ooow:Рисунок+1" style:num-format="1">5</text:sequence><text:span text:style-name="T3"> </text:span> функция <text:span text:style-name="T3">gets</text:span> в дизассемблере <text:span text:style-name="T3">IDA PRO</text:span></text:p>
      <text:p text:style-name="P1">Открываем<text:span text:style-name="T3"> /dev/mem </text:span>в<text:span text:style-name="T3"> hexeditor'</text:span>е<text:span text:style-name="T3"> ("$hexedit /dev/mem"), </text:span>давим<text:span text:style-name="T3"> &lt;Ctrl-S&gt; (search) </text:span>и<text:span text:style-name="T3"> </text:span>вводим<text:span text:style-name="T3"> </text:span>эту<text:span text:style-name="T3"> </text:span>последовательность<text:span text:style-name="T3"> </text:span>без<text:span text:style-name="T3"> </text:span>суффикса<text:span text:style-name="T3"> 'h' </text:span>и<text:span text:style-name="T3"> </text:span>без<text:span text:style-name="T3"> </text:span>пробелов<text:span text:style-name="T3">: "5589E557565383EC2C8B7508E8AC4DFB". </text:span>Редактор подумает немного и выдаст результат. У мыщъх'а функция <text:span text:style-name="T3">gets</text:span> обнажилась в памяти по адресу 6<text:span text:style-name="T3">BA</text:span>8<text:span text:style-name="T3">E</text:span>60<text:span text:style-name="T3">h</text:span>. Это физический адрес и он непостоянен. Данная страница может многократно вытесняться из памяти и загружаться по совершенно другим адресам.</text:p>
      <text:p text:style-name="P12"/>
      <text:p text:style-name="P2">Рисунок<text:span text:style-name="T3"> </text:span><text:sequence text:ref-name="refРисунок5" text:name="Рисунок" text:formula="ooow:Рисунок+1" style:num-format="1">6</text:sequence><text:span text:style-name="T3"> </text:span>редактор <text:span text:style-name="T3">hexedit</text:span> нашел функцию <text:span text:style-name="T3">gets</text:span> по ее сигнатуре</text:p>
      <text:p text:style-name="P1">Нажмем &lt;<text:span text:style-name="T3">Ctrl</text:span>-<text:span text:style-name="T3">S</text:span>&gt; еще раз, чтобы убедиться, что данное вхождение — единственное. Если искомая последовательность присутствует в памяти по нескольким адресам, это значит, что либо произошла коллизия (совпадение с другой функций) и тогда искомую последовательность необходимо удлинить еще на несколько байт, либо в память загружено несколько библиотек, содержащих одну и ту же реализацию функции <text:span text:style-name="T3">gets</text:span> (или библиотека, экспортирующая <text:span text:style-name="T3">gets</text:span>, попала в дисковый кэш) и тогда нам нужно обратить внимание на младшие 3 байта: у нашей функции физические и виртуальные адреса будут равны, поскольку, адрес начала страницы всегда кратен 1000<text:span text:style-name="T3">h</text:span>. Если же ни одного вхождения не найдено — функция <text:span text:style-name="T3">gets</text:span> отсутствует в памяти (не загружена библиотека или страница вытеснена на диск) и тогда мы будем должны ее загрузить. Другая причина — искомая последовательность пересекла границу страницы памяти, а, как мы уже говорили, порядок следования физических страниц не совпадает с виртуальным. В данном случае, все хорошо: между началом <text:span text:style-name="T3">gets</text:span> и концом физической страницы расположено <text:span text:style-name="T3">PAGE</text:span>_<text:span text:style-name="T3">SIZE </text:span>‑<text:span text:style-name="T3"> </text:span>(<text:span text:style-name="T3">addres</text:span>_<text:span text:style-name="T3">of</text:span>_<text:span text:style-name="T3">func </text:span>%<text:span text:style-name="T3"> PAGE</text:span>_<text:span text:style-name="T3">SIZE</text:span>)<text:span text:style-name="T3"> </text:span>=<text:span text:style-name="T3"> </text:span>1000<text:span text:style-name="T3">h </text:span>–<text:span text:style-name="T3"> </text:span>(4008CE60h%0<text:span text:style-name="T3">x</text:span>1000)<text:span text:style-name="T3"> </text:span>==<text:span text:style-name="T3"> </text:span>1<text:span text:style-name="T3">A</text:span>0<text:span text:style-name="T3">h</text:span> байт, что более, чем достаточно для поиска, но чтобы мы стали делать, если бы эта дистанция равнялась всего нескольким байтам?! А ничего — просто искали бы функцию в памяти не с начала самой функции, а с начала принадлежащей ей страницы, то есть: <text:span text:style-name="T3">if</text:span> (!<text:span text:style-name="T3">memcmp</text:span>(<text:span text:style-name="T3">dlsym</text:span>(<text:span text:style-name="T3">lib</text:span>_<text:span text:style-name="T3">name</text:span>, <text:span text:style-name="T3">func</text:span>_<text:span text:style-name="T3">name</text:span>) &amp; 0<text:span text:style-name="T3">xFFFFF</text:span>000, <text:span text:style-name="T3">buf</text:span>_<text:span text:style-name="T3">page</text:span>)). В этом случае нам достаточно, чтобы между началом функции и концом страницы было всего 5 байт, необходимых для внедрения команды <text:span text:style-name="T3">jump thunk</text:span>. А если этих байт нет? Тогда необходимо либо искать следующую страницу и внедряться в середину функции (но это самый тяжкий вариант и здесь он не рассматривается), либо ставить в начало функции <text:span text:style-name="T3">CCh</text:span> и ловить исключение из ядра (<text:span text:style-name="T9">см. врезку "проблемы стабильности"</text:span>).</text:p>
      <text:p text:style-name="P1">Короче говоря, все проблемы решаемы, так что не будет высаживаться, а лучше подготовим тестовую программу, которая будем вызывать функцию <text:span text:style-name="T3">gets</text:span>. Один из вариантов реализации выглядит так:</text:p>
      <text:p text:style-name="P13"/>
      <text:p text:style-name="P8">char buf[666];</text:p>
      <text:p text:style-name="P8">while(strcmp(buf,"exit")) printf(".",gets(buf));</text:p>
      <text:p text:style-name="P2">Листинг <text:sequence text:ref-name="refЛистинг5" text:name="Листинг" text:formula="ooow:Листинг+1" style:num-format="1">6</text:sequence> тестовая программа <text:span text:style-name="T3">demo</text:span>.<text:span text:style-name="T3">c</text:span>, используемая для экспериментов с функций <text:span text:style-name="T3">gets</text:span></text:p>
      <text:p text:style-name="P1">Не выходя из <text:span text:style-name="T3">hex</text:span>-редактора, откомпилируем ее ("<text:span text:style-name="T13">gcc demo</text:span><text:span text:style-name="T12">.</text:span><text:span text:style-name="T13">c </text:span><text:span text:style-name="T12">-</text:span><text:span text:style-name="T13">o demo</text:span>") и запустим на выполнение ("<text:span text:style-name="T12">./</text:span><text:span text:style-name="T13">demo</text:span>"). Программа выполняется как и положено — ожидает ввода с клавиатуры и выходит по "<text:span text:style-name="T3">exit</text:span>". А вот как мы ее хакнем! Изменяем первый байт функции на <text:span text:style-name="T3">C</text:span>3<text:span text:style-name="T3">h</text:span>, сохраняем изменения по &lt;<text:span text:style-name="T3">F</text:span>2&gt; и запускаем ./<text:span text:style-name="T3">demo</text:span> еще раз. На этот раз, функция <text:span text:style-name="T3">gets</text:span> немедленно возвращает управления не обращая никакого внимания на клавиатуру и экран заполняется стройными рядами точек. Ура! У нас получилось!</text:p>
      <text:p text:style-name="P12"/>
      <text:p text:style-name="P2">Рисунок<text:span text:style-name="T3"> </text:span><text:sequence text:ref-name="refРисунок6" text:name="Рисунок" text:formula="ooow:Рисунок+1" style:num-format="1">7</text:sequence><text:span text:style-name="T3"> </text:span>это не звездное небо и не матрица, это — результат успешного хака функции <text:span text:style-name="T3">gets</text:span> под <text:span text:style-name="T3">FreeBSD</text:span></text:p>
      <text:p text:style-name="P1">Модификация <text:span text:style-name="T3">gets</text:span> воздействует как на уже запущенные, так и на в последствии запускаемые процессы, причем процессу очень сложно обнаружить, что его хакнули! (<text:span text:style-name="T15">примечание</text:span><text:span text:style-name="T16">: если </text:span><text:span text:style-name="T7">gets</text:span><text:span text:style-name="T16"> уже находится в ожидании ввода, то замена 55</text:span><text:span text:style-name="T7">h</text:span><text:span text:style-name="T16"> на С3</text:span><text:span text:style-name="T7">h</text:span><text:span text:style-name="T16"> не приводит к немедленному выходу из функции</text:span> <text:span text:style-name="T16">и результат будет заметен только при ее следующем вызове</text:span>).</text:p>
      <text:p text:style-name="P1"><text:soft-page-break/>Возникает вопрос: насколько это надежно? Что произойдет, если модифицированная страница в результате нехватки памяти отправиться в изгнание или какой-нибудь процесс попытаться загрузить хакнутую библиотеку еще раз? Гарантирует ли операционная система непротиворечивость ситуации? Документация (см. "<text:span text:style-name="T3">man</text:span> <text:span text:style-name="T3">mem</text:span>") не дает ответа на поставленный вопрос и это правильно, поскольку модификация страниц отслеживается не самой операционной системой, а процессором. При любом записи в страниц (не важно каким путем она произошла — хоть инструкцией <text:span text:style-name="T3">mov</text:span>, хоть через /<text:span text:style-name="T3">dev</text:span>/<text:span text:style-name="T3">mem</text:span>), процессор устанавливает <text:span text:style-name="T3">dirty</text:span>-флаг, сообщая операционной системе, что при вытеснении страницы ее следует сбрасывать на диск, что операционная система и делает. Специального обработчика для поддержки "хакнутых" страниц нет, они обрабатываются так же как остальные (то есть, так как нам надо). Никакой процесс не может "перезагрузить" хакнутую библиотеку, поскольку операционная система не видит никакой необходимости считывать с медленного диска то, что уже находится в оперативной памяти. Теоретически, если все процессы выгрузят модифицированную библиотеку, спустя какое-то время операционная система действительно выбросит ее из памяти и при повторной загрузке начнет дрыгать диском. Тогда наш хак пойдет лесом, но это крайне маловероятная ситуация, которой к тому же можно противостоять путем перехвата <text:span text:style-name="T3">dlclose</text:span>.</text:p>
      <text:p text:style-name="P1">Объединив все вышесказанное, мы сможем реализовать автоматический патчер, внедряющий любой код в произвольные функции. Для простоты мы ограничимся внедрением <text:span text:style-name="T3">C</text:span>3<text:span text:style-name="T3">h</text:span> в начало. Исходный текст, предлагаемый мыщъх'ем выглядит так:</text:p>
      <text:p text:style-name="P13"/>
      <text:p text:style-name="P8">#include &lt;stdio.h&gt;</text:p>
      <text:p text:style-name="P8">#include &lt;fcntl.h&gt;</text:p>
      <text:p text:style-name="P8">#include &lt;dlfcn.h&gt;</text:p>
      <text:p text:style-name="P8">main(int c, char **v)</text:p>
      <text:p text:style-name="P8">{</text:p>
      <text:p text:style-name="Standard"><text:span text:style-name="T2"><text:tab/>#</text:span><text:span text:style-name="T1">define</text:span><text:span text:style-name="T2"> </text:span><text:span text:style-name="T1">PAGE</text:span><text:span text:style-name="T2">_</text:span><text:span text:style-name="T1">SIZE</text:span><text:span text:style-name="T2"><text:tab/>0</text:span><text:span text:style-name="T1">x</text:span><text:span text:style-name="T2">1000<text:tab/><text:tab/>// размер страницы (не менять!)</text:span></text:p>
      <text:p text:style-name="Standard"><text:span text:style-name="T2"><text:tab/>#</text:span><text:span text:style-name="T1">define</text:span><text:span text:style-name="T2"> </text:span><text:span text:style-name="T1">MIN</text:span><text:span text:style-name="T2">_</text:span><text:span text:style-name="T1">SG</text:span><text:span text:style-name="T2">_</text:span><text:span text:style-name="T1">SIZE</text:span><text:span text:style-name="T2"><text:tab/>0</text:span><text:span text:style-name="T1">x</text:span><text:span text:style-name="T2">10<text:tab/><text:tab/>// размер сигнатуры для поиска</text:span></text:p>
      <text:p text:style-name="Standard"><text:span text:style-name="T2"><text:tab/>#</text:span><text:span text:style-name="T1">define</text:span><text:span text:style-name="T2"> </text:span><text:span text:style-name="T1">LIB</text:span><text:span text:style-name="T2">_</text:span><text:span text:style-name="T1">NAME</text:span><text:span text:style-name="T2"><text:tab/>"</text:span><text:span text:style-name="T1">libc</text:span><text:span text:style-name="T2">.</text:span><text:span text:style-name="T1">so</text:span><text:span text:style-name="T2">.6"<text:tab/>// перехватываемая библиотека по умолчан.</text:span></text:p>
      <text:p text:style-name="Standard"><text:span text:style-name="T2"><text:tab/>#</text:span><text:span text:style-name="T1">define</text:span><text:span text:style-name="T2"> </text:span><text:span text:style-name="T1">FNC</text:span><text:span text:style-name="T2">_</text:span><text:span text:style-name="T1">NAME</text:span><text:span text:style-name="T2"><text:tab/>"</text:span><text:span text:style-name="T1">gets</text:span><text:span text:style-name="T2">"<text:tab/><text:tab/>// перехватываемая функция по умолчанию</text:span></text:p>
      <text:p text:style-name="Standard"><text:span text:style-name="T2"><text:tab/>#</text:span><text:span text:style-name="T1">define</text:span><text:span text:style-name="T2"> </text:span><text:span text:style-name="T1">MAX</text:span><text:span text:style-name="T2">_</text:span><text:span text:style-name="T1">MEM</text:span><text:span text:style-name="T2"><text:tab/>(512*1024/4)<text:tab/>// макс. размер физ. памяти (для </text:span><text:span text:style-name="T1">BSD</text:span><text:span text:style-name="T2">)</text:span></text:p>
      <text:p text:style-name="P6"><text:tab/></text:p>
      <text:p text:style-name="Standard"><text:span text:style-name="T2"><text:tab/></text:span><text:span text:style-name="T1">int a, fd;</text:span></text:p>
      <text:p text:style-name="Standard"><text:span text:style-name="T2"><text:tab/></text:span><text:span text:style-name="T1">unsigned char *p;</text:span></text:p>
      <text:p text:style-name="Standard"><text:span text:style-name="T2"><text:tab/></text:span><text:span text:style-name="T1">int f=0; char *p_lib, *p_fnc;</text:span></text:p>
      <text:p text:style-name="Standard"><text:span text:style-name="T1"><text:tab/>int fuck_a; char fuck[]="-\\|/";</text:span></text:p>
      <text:p text:style-name="Standard"><text:span text:style-name="T2"><text:tab/></text:span><text:span text:style-name="T1">unsigned char page_buf[PAGE_SIZE];</text:span></text:p>
      <text:p text:style-name="P8"><text:tab/></text:p>
      <text:p text:style-name="Standard"><text:span text:style-name="T1"><text:tab/>// </text:span><text:span text:style-name="T2">определяем</text:span><text:span text:style-name="T1"> </text:span><text:span text:style-name="T2">что</text:span><text:span text:style-name="T1"> </text:span><text:span text:style-name="T2">падчить</text:span></text:p>
      <text:p text:style-name="Standard"><text:span text:style-name="T2"><text:tab/></text:span><text:span text:style-name="T1">if (c&lt;3) p_lib=LIB_NAME,p_fnc=FNC_NAME; else p_lib=v[1],p_fnc=v[2];</text:span></text:p>
      <text:p text:style-name="P8"><text:tab/>printf("patch %s::%s\n",p_lib,p_fnc);</text:p>
      <text:p text:style-name="P8"><text:tab/></text:p>
      <text:p text:style-name="Standard"><text:span text:style-name="T1"><text:tab/></text:span><text:span text:style-name="T2">// определяем адрес функции для патча</text:span></text:p>
      <text:p text:style-name="Standard"><text:span text:style-name="T2"><text:tab/></text:span><text:span text:style-name="T1">p = dlopen(p_lib,RTLD_NOW);if (!p) return printf("%s not found\n",p_lib);</text:span></text:p>
      <text:p text:style-name="Standard"><text:span text:style-name="T2"><text:tab/></text:span><text:span text:style-name="T1">p = dlsym(p,p_fnc); if (!p) return printf("%s not found\n",p_fnc);</text:span></text:p>
      <text:p text:style-name="P8"><text:tab/></text:p>
      <text:p text:style-name="P6"><text:tab/>// вычисляем расстояние до конца страницы</text:p>
      <text:p text:style-name="Standard"><text:span text:style-name="T2"><text:tab/></text:span><text:span text:style-name="T1">if (((unsigned int)p)%PAGE_SIZE &lt; MIN_SG_SIZE)</text:span></text:p>
      <text:p text:style-name="Standard"><text:span text:style-name="T2"><text:tab/><text:tab/></text:span><text:span text:style-name="T1">return printf("can't find func! too close to end of the page!\n"\</text:span></text:p>
      <text:p text:style-name="P8"><text:tab/><text:tab/><text:tab/><text:tab/>"decrease MIN_SG_SIZE and try again!\n");</text:p>
      <text:p text:style-name="P8"><text:tab/></text:p>
      <text:p text:style-name="Standard"><text:span text:style-name="T1"><text:tab/>// </text:span><text:span text:style-name="T2">открываем</text:span><text:span text:style-name="T1"> /dev/mem</text:span></text:p>
      <text:p text:style-name="P8"><text:tab/>if ((fd=open("/dev/mem",O_RDWR,0))==-1) return printf("/dev/mem open error\n");</text:p>
      <text:p text:style-name="P8"><text:tab/></text:p>
      <text:p text:style-name="Standard"><text:span text:style-name="T1"><text:tab/></text:span><text:span text:style-name="T2">// перемещаемся в начало (необяз.)</text:span></text:p>
      <text:p text:style-name="Standard"><text:span text:style-name="T1"><text:tab/>if (lseek(fd, 0, SEEK_SET) == -1) return -1;</text:span></text:p>
      <text:p text:style-name="P8"><text:tab/></text:p>
      <text:p text:style-name="Standard"><text:span text:style-name="T1"><text:tab/></text:span><text:span text:style-name="T2">// ищем в /dev/mem нашу функцию</text:span></text:p>
      <text:p text:style-name="P8"><text:tab/>while(fuck_a&lt;MAX_MEM)</text:p>
      <text:p text:style-name="Standard"><text:span text:style-name="T1"><text:tab/></text:span><text:span text:style-name="T2">{</text:span></text:p>
      <text:p text:style-name="Standard"><text:span text:style-name="T2"><text:tab/></text:span><text:span text:style-name="T1"><text:tab/></text:span><text:span text:style-name="T2">// читаем по одной странице пока не дойдем до конца</text:span></text:p>
      <text:p text:style-name="Standard"><text:span text:style-name="T2"><text:tab/></text:span><text:span text:style-name="T1"><text:tab/>if (read(fd, page_buf, PAGE_SIZE) != PAGE_SIZE) break;</text:span></text:p>
      <text:p text:style-name="P8"><text:tab/><text:tab/></text:p>
      <text:p text:style-name="Standard"><text:span text:style-name="T1"><text:tab/><text:tab/></text:span><text:span text:style-name="T2">// крутим жопой, создавая видимость бурной деятельности</text:span></text:p>
      <text:p text:style-name="Standard"><text:span text:style-name="T2"><text:tab/><text:tab/></text:span><text:span text:style-name="T1">printf(":%c\r",fuck[(++fuck_a)&amp;3]);</text:span></text:p>
      <text:p text:style-name="P8"><text:tab/><text:tab/></text:p>
      <text:p text:style-name="Standard"><text:span text:style-name="T1"><text:tab/><text:tab/></text:span><text:span text:style-name="T2">// сравниваем содежимое физ. памяти с первыми MIN_SG_SIZE байтами ф-ции</text:span></text:p>
      <text:p text:style-name="Standard"><text:span text:style-name="T2"><text:tab/></text:span><text:span text:style-name="T1"><text:tab/>if (!memcmp(&amp;page_buf[((unsigned int)p)%PAGE_SIZE],p,MIN_SG_SIZE))</text:span></text:p>
      <text:p text:style-name="Standard"><text:span text:style-name="T1"><text:tab/><text:tab/><text:tab/>printf("%s f</text:span><text:change-start text:change-id="ct94070334816048"/><text:span text:style-name="T1">ou</text:span><text:change-end text:change-id="ct94070334816048"/><text:change text:change-id="ct94070351731568"/><text:span text:style-name="T1">nd at %08Xh\n",p_fnc,</text:span></text:p>
      <text:p text:style-name="Standard"><text:span text:style-name="T1"><text:tab/><text:tab/><text:tab/>(a=lseek(fd,0,SEEK_CUR))-((unsigned int)p)%PAGE_SIZE,f++);</text:span></text:p>
      <text:p text:style-name="Standard"><text:span text:style-name="T1"><text:tab/></text:span><text:span text:style-name="T2">}</text:span></text:p>
      <text:p text:style-name="P8"><text:tab/></text:p>
      <text:p text:style-name="Standard"><text:soft-page-break/><text:span text:style-name="T1"><text:tab/></text:span><text:span text:style-name="T2">// выход, если найдено 2 или более вхождений</text:span></text:p>
      <text:p text:style-name="P8"><text:tab/>if (--f) return printf("-err:don't know which page i have to fix\n"\</text:p>
      <text:p text:style-name="P8"><text:tab/><text:tab/><text:tab/><text:tab/>"increse MIN_SG_SIZE and try again!\n");<text:tab/></text:p>
      <text:p text:style-name="P8"><text:tab/></text:p>
      <text:p text:style-name="Standard"><text:span text:style-name="T1"><text:tab/></text:span><text:span text:style-name="T2">// выход не найдено ни одного вхождения</text:span></text:p>
      <text:p text:style-name="Standard"><text:span text:style-name="T1"><text:tab/>if (f) return printf("-not find\nincrease physical memory and try again\n");</text:span></text:p>
      <text:p text:style-name="P8"><text:tab/></text:p>
      <text:p text:style-name="Standard"><text:span text:style-name="T1"><text:tab/>// </text:span><text:span text:style-name="T2">ПАТЧИМ</text:span></text:p>
      <text:p text:style-name="P8"><text:tab/>//-------------------------------------------------------------------------</text:p>
      <text:p text:style-name="P8"><text:tab/>printf("OK\n\nbefore patch:\n");</text:p>
      <text:p text:style-name="P8"><text:tab/></text:p>
      <text:p text:style-name="Standard"><text:span text:style-name="T1"><text:tab/></text:span><text:span text:style-name="T2">// перемещаемся на странцу назад для чтения буфера</text:span></text:p>
      <text:p text:style-name="Standard"><text:span text:style-name="T1"><text:tab/>if (lseek(fd,a-PAGE_SIZE,SEEK_SET)==-1) return -1;</text:span></text:p>
      <text:p text:style-name="P8"><text:tab/>if (read(fd,page_buf,PAGE_SIZE) != PAGE_SIZE) return -1;</text:p>
      <text:p text:style-name="P8"><text:tab/></text:p>
      <text:p text:style-name="Standard"><text:span text:style-name="T1"><text:tab/></text:span><text:span text:style-name="T2">// печатаем оригинальное содержимое</text:span></text:p>
      <text:p text:style-name="P8"><text:tab/>for (f=0;f&lt;0x10;f++) printf("%02X ",page_buf[((unsigned int)p)%PAGE_SIZE+f]);</text:p>
      <text:p text:style-name="P8"><text:tab/></text:p>
      <text:p text:style-name="Standard"><text:span text:style-name="T1"><text:tab/>// </text:span><text:span text:style-name="T2">ставим</text:span><text:span text:style-name="T1"> C3h (ret)</text:span></text:p>
      <text:p text:style-name="Standard"><text:span text:style-name="T1"><text:tab/>if (page_buf[((unsigned int)p)%PAGE_SIZE]==0xC3)</text:span></text:p>
      <text:p text:style-name="P8"><text:tab/><text:tab/>page_buf[((unsigned int)p)%PAGE_SIZE] = 0x55;</text:p>
      <text:p text:style-name="P8"><text:tab/>else</text:p>
      <text:p text:style-name="P8"><text:tab/><text:tab/>page_buf[((unsigned int)p)%PAGE_SIZE] = 0xC3;</text:p>
      <text:p text:style-name="P8"><text:tab/></text:p>
      <text:p text:style-name="Standard"><text:span text:style-name="T1"><text:tab/></text:span><text:span text:style-name="T2">// перемещаемся на </text:span><text:change text:change-id="ct94070331448640"/><text:change-start text:change-id="ct94070288641344"/><text:span text:style-name="T2">страницу</text:span><text:change-end text:change-id="ct94070288641344"/><text:span text:style-name="T2"> назад для записи буфера</text:span></text:p>
      <text:p text:style-name="Standard"><text:span text:style-name="T2"><text:tab/></text:span><text:span text:style-name="T1">if (lseek(fd,a-PAGE_SIZE,SEEK_SET)==-1) return -1;</text:span></text:p>
      <text:p text:style-name="Standard"><text:span text:style-name="T1"><text:tab/>if (write(fd,page_buf,PAGE_SIZE) != PAGE_SIZE) return -1;</text:span></text:p>
      <text:p text:style-name="P8"><text:tab/></text:p>
      <text:p text:style-name="Standard"><text:span text:style-name="T1"><text:tab/></text:span><text:span text:style-name="T2">// печатаем отпаченное содержимое</text:span></text:p>
      <text:p text:style-name="P8"><text:tab/>printf("\n\nafter patch:\n");</text:p>
      <text:p text:style-name="P8"><text:tab/>if (lseek(fd,a-PAGE_SIZE,SEEK_SET)==-1) return -1;</text:p>
      <text:p text:style-name="P8"><text:tab/>if (read(fd,page_buf,PAGE_SIZE) != PAGE_SIZE) return -1;</text:p>
      <text:p text:style-name="P8"><text:tab/></text:p>
      <text:p text:style-name="Standard"><text:span text:style-name="T1"><text:tab/>for (f=0;f&lt;0x10;f++) printf("%02X ",page_buf[((unsigned int)p)%PAGE_SIZE+f]);</text:span></text:p>
      <text:p text:style-name="P8"><text:tab/>printf("\n\n");</text:p>
      <text:p text:style-name="P6">}</text:p>
      <text:p text:style-name="P2">Листинг <text:sequence text:ref-name="refЛистинг6" text:name="Листинг" text:formula="ooow:Листинг+1" style:num-format="1">7</text:sequence> автоматический перехватчик <text:span text:style-name="T3">mem</text:span>.<text:span text:style-name="T3">c</text:span>, внедряющий в начало функции <text:span text:style-name="T3">gets</text:span> команду <text:span text:style-name="T3">retn</text:span></text:p>
      <text:p text:style-name="P1">Несколько замечаний к программе: для уменьшения количества коллизий и ускорения поиска, сравнение ведется с привязкой к смещению внутри страницы (за это отвечает конструкция page_buf[((unsigned int)p)%PAGE_SIZE]). Загрузка страниц в память происходит автоматически за счет работы <text:span text:style-name="T3">memcmp</text:span>. Специально заботиться об этом не надо. Программа обрабатывает ситуации, когда искомая последовательность встречается в памяти более одного раза или "разрезается" страницей напополам. В этом случае, она советует увеличить (уменьшить) константу <text:span text:style-name="T3">MIN</text:span>_<text:span text:style-name="T3">SG</text:span>_<text:span text:style-name="T3">SIZE</text:span>, отвечающую за размер сигнатуры, и повторить попытку еще раз. Естественно, в автономном коде (например, коде червя) необходимо организовать дополнительный цикл, который здесь не показан, чтобы не захламлять листинг второстепенными деталями.</text:p>
      <text:p text:style-name="P1">Компилируем программу ("<text:span text:style-name="T13">gcc mem</text:span><text:span text:style-name="T12">.</text:span><text:span text:style-name="T13">c </text:span><text:span text:style-name="T12">-</text:span><text:span text:style-name="T13">O</text:span><text:span text:style-name="T12">2 -</text:span><text:span text:style-name="T13">o mem </text:span><text:span text:style-name="T12">-</text:span><text:span text:style-name="T13">ldl</text:span>") и запускаем ее на выполнение. Первый ключ командой строки — имя библиотеки, второй — имя функции, которую нужно хакнуть. При запуске без аргументов хачится функция <text:span text:style-name="T3">gets</text:span> из библиотеки <text:span text:style-name="T3">libc</text:span>.<text:span text:style-name="T3">so</text:span>.6. Если в начале функции уже стоит <text:span text:style-name="T3">C</text:span>3<text:span text:style-name="T3">h</text:span>, программа пытается восстановить стандартный пролог и пишет 55<text:span text:style-name="T3">h</text:span>, то есть работает как триггер (попытка хака функции с нестандартным прологом закончиться плачевно).</text:p>
      <text:h text:style-name="Heading_20_2" text:outline-level="2">инъекция кода</text:h>
      <text:p text:style-name="P1">Классический алгоритм внедрения <text:span text:style-name="T3">shell</text:span>-кода выглядит так: сохраняем несколько байт перехватываемой функции и ставим <text:span text:style-name="T3">jump</text:span> на свой <text:span text:style-name="T3">thunk</text:span>, который делает что задумано, выполняет сохраненные байты и передает управление оригинальной функции, которая может вызываться как по <text:span text:style-name="T3">jump</text:span>, так и по <text:span text:style-name="T3">call</text:span> (подробнее этот вопрос рассмотрен в статье <text:span text:style-name="T9">"</text:span><text:span text:style-name="T5">crackme</text:span><text:span text:style-name="T9">, прячущий код на </text:span><text:span text:style-name="T5">API</text:span><text:span text:style-name="T9">-функциях"</text:span>, опубликованной в Хакере).</text:p>
      <text:p text:style-name="P1">Самое сложное — выбрать место для размещения <text:span text:style-name="T3">thunk</text:span>'а. Это должна быть память доступная всем процессам, а такой памяти в нашем распоряжении нет! Мы знаем, что "подопытная" библиотека отображается на адресное пространство <text:change text:change-id="ct94070352360160"/><text:change-start text:change-id="ct94070335906496"/>каждого <text:change-end text:change-id="ct94070335906496"/>процесс<text:change text:change-id="ct94070352360384"/><text:change-start text:change-id="ct94070289215296"/>а<text:change-end text:change-id="ct94070289215296"/>, но это пространство уже занято! Наскрести пару десятков байт, отведенных под выравнивание вполне реально, только нам этого не хватит! Приходится хитрить.</text:p>
      <text:p text:style-name="P1"><text:soft-page-break/>Самое простое: разместить код перехватчика в какой-нибудь "ненужной" функции, например, <text:span text:style-name="T3">gets</text:span>, а в начало всех перехватываемых функций внедрить… нет, не <text:span text:style-name="T3">jump</text:span>, поскольку в этом случае перехватчик не сможет определить откуда пришел вызов, а <text:span text:style-name="T3">call gets</text:span>. Внутри <text:span text:style-name="T3">gets</text:span>, перехватчик выталкивает из стека адрес возврата, уменьшает его на длину команды <text:span text:style-name="T3">call</text:span> (в 32-разрядном режиме — 5<text:span text:style-name="T3"> </text:span>байт) и получает искомый указатель на функцию. Зная указатель, можно определить имя функции — в этом нам поможет функция <text:span text:style-name="T3">dladdr</text:span> из <text:span text:style-name="T3">GNU</text:span> <text:span text:style-name="T3">Extensions</text:span>. В <text:span text:style-name="T3">POSIX</text:span> она не входит, но поддерживается практически всеми <text:span text:style-name="T3">UNIX</text:span>'ами, так что на этот счет можно не волноваться. (<text:span text:style-name="T15">Примечание</text:span><text:span text:style-name="T16">: напоминаем, что при внедрении в </text:span><text:span text:style-name="T7">gets</text:span><text:span text:style-name="T16">, равно как и любую другую функцию, мы можем пересекать границы страниц, поскольку за концом текущей страницы наверняка находится совсем посторонняя область памяти! если же возникает необходимость модифицировать функцию </text:span><text:span text:style-name="T7">gets</text:span><text:span text:style-name="T16"> целиком, необходимо найти все принадлежащие ей страницы, тем же самым методом, которым мы нашли первую из них</text:span>).</text:p>
      <text:p text:style-name="P1">Проблема в том, что <text:span text:style-name="T3">dladdr</text:span> находится в библиотеке <text:span text:style-name="T3">libdl</text:span>.<text:span text:style-name="T3">x</text:span>.<text:span text:style-name="T3">so</text:span>, которой может и не быть в памяти конкретно взятого процесса, а если она там есть, то хрен знает по какому адресу загружена. Некоторые хакеры утверждают, что в <text:span text:style-name="T3">thunk</text:span>-коде можно использовать только прямые вызовы ядра через интерфейс <text:span text:style-name="T3">INT </text:span>80<text:span text:style-name="T3">h</text:span>, а все остальные функции недоступны. На самом деле это не так! Как показывает дизассемблер, d<text:span text:style-name="T3">laddr</text:span> это всего лишь "обертка" вокруг _<text:span text:style-name="T3">dl</text:span>_<text:span text:style-name="T3">addr</text:span>, реализованной в <text:span text:style-name="T3">libc</text:span>.<text:span text:style-name="T3">so</text:span>.<text:span text:style-name="T3">x</text:span>, а она-то доступна наверняка! Вот только на базовый адрес загрузки закладываться ни в коем случае нельзя и вызов должен быть относительным.</text:p>
      <text:p text:style-name="P1">Простейшая подпрограмма генерации относительного вызова выглядит так:</text:p>
      <text:p text:style-name="P1"/>
      <text:p text:style-name="P9">unsigned char buf_code[]={0xE8, 0x0, 0x0, 0x0,0x0}; // call 00000h</text:p>
      <text:p text:style-name="P9">call_r(char *lib_name, char *from, char *to, int delta)</text:p>
      <text:p text:style-name="P9">{</text:p>
      <text:p text:style-name="P9"><text:tab/>unsigned char *base, *from, *to;</text:p>
      <text:p text:style-name="P9"><text:tab/></text:p>
      <text:p text:style-name="Standard"><text:span text:style-name="T1"><text:tab/>base = dlopen(lib_name,RTLD_NOW); if (!base) return -1;</text:span></text:p>
      <text:p text:style-name="P8"><text:tab/>from = dlsym(base,from); if (!from) return -1;</text:p>
      <text:p text:style-name="P8"><text:tab/>to <text:s text:c="2"/>= dlsym(base,to); if (!to) return -1;</text:p>
      <text:p text:style-name="P9"><text:tab/></text:p>
      <text:p text:style-name="P9"><text:tab/>*((unsigned int*)&amp;buf_code[1]) = to - from - sizeof(buf_code) - delta;</text:p>
      <text:p text:style-name="P9"><text:tab/>return 666;</text:p>
      <text:p text:style-name="P7">}</text:p>
      <text:p text:style-name="P2">Листинг <text:sequence text:ref-name="refЛистинг7" text:name="Листинг" text:formula="ooow:Листинг+1" style:num-format="1">8</text:sequence> подпрограмма генерирует относительный вызов и помещает его в глобальный буфер <text:span text:style-name="T3">buf</text:span>_<text:span text:style-name="T3">code</text:span>, <text:span text:style-name="T3">lib</text:span>_<text:span text:style-name="T3">name </text:span>– имя хакаемой библиотеки, <text:span text:style-name="T3">from </text:span>– имя функции, из которой будет осуществляться вызов (например, <text:span text:style-name="T3">gets</text:span>), <text:span text:style-name="T3">to </text:span>– имя функции, которую нужно вызывать (например, <text:span text:style-name="T3">write</text:span>), <text:span text:style-name="T3">delta </text:span>– смещение инструкции <text:span text:style-name="T3">call</text:span> от начала <text:span text:style-name="T3">thunk</text:span>-кода</text:p>
      <text:p text:style-name="P1">Функция <text:span text:style-name="T3">call</text:span>_<text:span text:style-name="T3">r</text:span> вызывается из программы-инсталлятора (например, нашей <text:span text:style-name="T3">mem</text:span>.<text:span text:style-name="T3">c</text:span>) и генерирует относительный вызов <text:span text:style-name="T3">call</text:span> по адресу <text:span text:style-name="T3">from</text:span> на адрес <text:span text:style-name="T3">to</text:span>. Она может использоваться для вызова любых функций, а не только _<text:span text:style-name="T3">dl</text:span>_<text:span text:style-name="T3">addr</text:span>.</text:p>
      <text:p text:style-name="P1">Модернизируем программу <text:span text:style-name="T3">mem</text:span>.<text:span text:style-name="T3">c</text:span> и отпатчим функцию <text:span text:style-name="T3">gets</text:span> так, чтобы она выводила символ "*" на экран. Мы будем вызывать функцию <text:span text:style-name="T3">write</text:span> из библиотеки <text:span text:style-name="T3">libc</text:span> со следующими параметрами: <text:span text:style-name="T13">write</text:span><text:span text:style-name="T12">(1,&amp;"*",1)</text:span>. Обратите внимание на конструкцию &amp;"*" — мы заталкиваем в стек символ "*" и передаем функции его указатель. А что еще остается делать? Сегмент данных ведь недоступен! Приходится использовать стек! При желании туда можно затолкать не только один символ, но и <text:span text:style-name="T3">ASCIIZ</text:span>-строку (только не забудьте потом вытолкнуть обратно — некоторые забывают, в результате чего имеют несбалансированный стек и получают <text:span text:style-name="T3">segmentation</text:span> <text:span text:style-name="T3">fault</text:span>).</text:p>
      <text:p text:style-name="P1"/>
      <text:p text:style-name="P3"><text:span text:style-name="T2">// начало </text:span><text:span text:style-name="T1">thunk</text:span><text:span text:style-name="T2">-кода</text:span></text:p>
      <text:p text:style-name="P3"><text:span text:style-name="T2">// заталкиваем в стек аргументы функции </text:span><text:span text:style-name="T1">write</text:span><text:span text:style-name="T2">,</text:span></text:p>
      <text:p text:style-name="P7">// но саму функцию еще не вызываем, т.к. не знаем ее адреса</text:p>
      <text:p text:style-name="P3"><text:span text:style-name="T1">unsigned char buf_pre[]={<text:tab/>0x6A,0x2A,<text:tab/>/* push 2Ah<text:tab/>*/</text:span></text:p>
      <text:p text:style-name="P9"><text:tab/><text:tab/><text:tab/><text:tab/>0x8B,0xDC,<text:tab/>/* mov ebx,esp<text:tab/>*/</text:p>
      <text:p text:style-name="P9"><text:tab/><text:tab/><text:tab/><text:tab/>0x33,0xC0,<text:tab/>/* xor eax,eax<text:tab/>*/</text:p>
      <text:p text:style-name="P9"><text:tab/><text:tab/><text:tab/><text:tab/>0x40,<text:tab/><text:tab/>/* inc eax<text:tab/>*/</text:p>
      <text:p text:style-name="P9"><text:tab/><text:tab/><text:tab/><text:tab/>0x50,<text:tab/><text:tab/>/* push eax<text:tab/>*/</text:p>
      <text:p text:style-name="P9"><text:tab/><text:tab/><text:tab/><text:tab/>0x53,<text:tab/><text:tab/>/* push ebx<text:tab/>*/</text:p>
      <text:p text:style-name="P9"><text:tab/><text:tab/><text:tab/><text:tab/>0x50<text:tab/><text:tab/>/* push eax<text:tab/>*/</text:p>
      <text:p text:style-name="P9"><text:tab/><text:tab/><text:tab/><text:tab/>};</text:p>
      <text:p text:style-name="P7"/>
      <text:p text:style-name="P3"><text:span text:style-name="T2">// сюда записывается сгенерированный относительный вызов функции </text:span><text:span text:style-name="T1">write</text:span></text:p>
      <text:p text:style-name="P9">unsigned char buf_code[]={0xE8,0x0,0x0,0x0,0x0};</text:p>
      <text:p text:style-name="P9"/>
      <text:p text:style-name="P3"><text:span text:style-name="T2">// конец </text:span><text:span text:style-name="T1">thunk</text:span><text:span text:style-name="T2">-кода</text:span></text:p>
      <text:p text:style-name="P7"><text:soft-page-break/>// выталкиваем аргументы из стека вместе с символом "*"</text:p>
      <text:p text:style-name="P3"><text:span text:style-name="T2">// и возвращаемся по </text:span><text:span text:style-name="T1">ret</text:span></text:p>
      <text:p text:style-name="P9">unsigned char buf_post[]={</text:p>
      <text:p text:style-name="P9"><text:tab/><text:tab/><text:tab/><text:tab/>0x83,0xC4,0x10,/* add esp,10 <text:tab/>*/</text:p>
      <text:p text:style-name="P3"><text:span text:style-name="T1"><text:tab/><text:tab/><text:tab/><text:tab/>0xC3<text:tab/><text:tab/>/* ret <text:tab/><text:tab/>*/</text:span></text:p>
      <text:p text:style-name="P9"><text:tab/><text:tab/><text:tab/><text:tab/>};</text:p>
      <text:p text:style-name="P9"/>
      <text:p text:style-name="P3"><text:span text:style-name="T2">// буфер в который будет записан собранный </text:span><text:span text:style-name="T1">thunk</text:span><text:span text:style-name="T2">-код в следующей последовательности:</text:span></text:p>
      <text:p text:style-name="P9">// buf_pre + buf_code + buf_post</text:p>
      <text:p text:style-name="P9">unsigned char buf_dst[sizeof(buf_pre)+sizeof(buf_code)+sizeof(buf_post)];</text:p>
      <text:p text:style-name="P9"/>
      <text:p text:style-name="P9"/>
      <text:p text:style-name="P3"><text:span text:style-name="T2">// генерируем относительный вызов </text:span><text:span text:style-name="T1">write</text:span></text:p>
      <text:p text:style-name="P3"><text:span text:style-name="T1">call_r("libc.so.6", "gets", "write", sizeof(buf_pre));</text:span></text:p>
      <text:p text:style-name="P9"/>
      <text:p text:style-name="P3"><text:span text:style-name="T1">// </text:span><text:span text:style-name="T2">собираем </text:span><text:span text:style-name="T1">thunk-</text:span><text:span text:style-name="T2">код</text:span></text:p>
      <text:p text:style-name="P9">memcpy(buf_dst,buf_pre,sizeof(buf_pre));</text:p>
      <text:p text:style-name="P9">memcpy(buf_dst + sizeof(buf_pre), buf_code, sizeof(buf_code));</text:p>
      <text:p text:style-name="P3"><text:span text:style-name="T1">memcpy(buf_dst + sizeof(buf_pre) + sizeof(buf_code), buf_post, sizeof(buf_post));</text:span></text:p>
      <text:p text:style-name="P9"/>
      <text:p text:style-name="P10">…</text:p>
      <text:p text:style-name="P9">// ПАТЧИМ</text:p>
      <text:p text:style-name="P9">//-------------------------------------------------------------------------</text:p>
      <text:p text:style-name="P10">…</text:p>
      <text:p text:style-name="P3"><text:span text:style-name="T2">// ставим </text:span><text:span text:style-name="T1">C</text:span><text:span text:style-name="T2">3</text:span><text:span text:style-name="T1">h</text:span><text:span text:style-name="T2"> (</text:span><text:span text:style-name="T1">ret</text:span><text:span text:style-name="T2">) или восстанавливаем стандартный пролог обратно</text:span></text:p>
      <text:p text:style-name="P9">//if (page_buf[((unsigned int)p)%PAGE_SIZE]==0xC3)</text:p>
      <text:p text:style-name="P3"><text:span text:style-name="T1">//page_buf[((unsigned int)p)%PAGE_SIZE] = 0x55;</text:span></text:p>
      <text:p text:style-name="P9">//else page_buf[((unsigned int)p)%PAGE_SIZE] = 0xC3;</text:p>
      <text:p text:style-name="P7"/>
      <text:p text:style-name="P3"><text:span text:style-name="T2">// копируем </text:span><text:span text:style-name="T1">thunk</text:span><text:span text:style-name="T2">-код поверх функции </text:span><text:span text:style-name="T1">gets</text:span></text:p>
      <text:p text:style-name="P9">memcpy(&amp;page_buf[((unsigned int)p)%PAGE_SIZE],</text:p>
      <text:p text:style-name="P9"><text:tab/><text:tab/><text:tab/>buf_dst,sizeof(buf_dst));</text:p>
      <text:p text:style-name="P2">Листинг<text:span text:style-name="T3"> </text:span><text:sequence text:ref-name="refЛистинг8" text:name="Листинг" text:formula="ooow:Листинг+1" style:num-format="1">9</text:sequence><text:span text:style-name="T3"> </text:span>модернизированный вариант программы <text:span text:style-name="T3">mem</text:span>.<text:span text:style-name="T3">c</text:span>, внедряющий в начало <text:span text:style-name="T3">gets</text:span> вызов <text:span text:style-name="T3">write</text:span>(1,&amp;"*",1);</text:p>
      <text:p text:style-name="P1">Компилируем программу и убеждаемся, что она работает, вплотную приближая нас к созданию полноценного перехватчика. Чуть-чуть усложнив <text:span text:style-name="T3">thunk</text:span>-код, мы сможем не только загаживать экран, но и сохранять <text:span text:style-name="T3">log</text:span> в файл!</text:p>
      <text:p text:style-name="P1">Программировать в машинных кодах очень неудобно и возникает естественное желание задействовать Си и другие языки высокого уровня. И это вполне возможно! Поскольку <text:span text:style-name="T3">thunk</text:span> код вызывается в контексте вызывавшего его процесса, он может загружать свои собственные динамические библиотеки, вызывая <text:span text:style-name="T3">dlopen</text:span>/<text:span text:style-name="T3">dlsym</text:span>. На машинном коде пишется лишь крохотный загрузчик, а основной код перехватчика сосредотачивается в динамической библиотеке, которую можно написать и на Си.</text:p>
      <text:p text:style-name="P1">Кстати говоря, отказываться от функции <text:span text:style-name="T3">gets</text:span> совершенно необязательно и мы можем перенести ее функционал в нашу динамическую библиотеку! Только переносить необходимо именно функционал (то есть переписывать функцию заново), а не пытаться копировать код — <text:span text:style-name="T3">gets</text:span> вызывает "свои" подфункции по относительным адресам. При перемещении ее тела на другое место они изменяться и… здравствуй, <text:span text:style-name="T3">segmentation</text:span> <text:span text:style-name="T3">fault</text:span>!</text:p>
      <text:p text:style-name="P11"/>
      <text:p text:style-name="P2">Рисунок <text:sequence text:ref-name="refРисунок7" text:name="Рисунок" text:formula="ooow:Рисунок+1" style:num-format="1">8</text:sequence> результат работы кода, "впрыснутого" в <text:span text:style-name="T3">gets</text:span> (звездочки и точки идут косяками за счет буферизации)</text:p>
      <text:h text:style-name="Heading_20_2" text:outline-level="2">перехват функций не во сне, а наяву</text:h>
      <text:p text:style-name="P1">Самое сложное в перехвате — это определить границы машинных инструкций, поверх которых записывается команда перехода на перехватчик (он же <text:span text:style-name="T3">thunk</text:span>, расположенный в нашем случае в теле функции <text:span text:style-name="T3">gets</text:span>). По-хорошему, для решения этой задачи требуется написать мини-дизассемблер, но… это же сколько всего писать придется! А можно ли без него обойтись? Можно!</text:p>
      <text:p text:style-name="P1">В начале большинства библиотечных функций расположен стандартный пролог вида <text:span text:style-name="T3">PUSH EBP</text:span>/<text:span text:style-name="T3">MOV EBP</text:span>,<text:span text:style-name="T3">ESP</text:span>/<text:span text:style-name="T3">SUB ESP</text:span>,<text:span text:style-name="T3">XXXh</text:span> (55<text:span text:style-name="T3">h</text:span>/89<text:span text:style-name="T3">h E</text:span>5<text:span text:style-name="T3">h</text:span>/<text:span text:style-name="T3"> </text:span>83<text:span text:style-name="T3">h ECh XXh</text:span>), дающий нам пять байт — необходимый минимум для внедрения! Встречаются и другие, слегка видоизмененные прологи, например: <text:span text:style-name="T3">PUSH EBP</text:span>/<text:span text:style-name="T3">MOV EBP</text:span>,<text:span text:style-name="T3">ESP</text:span>/<text:span text:style-name="T3">PUSH EDI</text:span>/<text:span text:style-name="T3">PUSH ESI</text:span> (55<text:span text:style-name="T3">h</text:span>/89<text:span text:style-name="T3">h E</text:span>5<text:span text:style-name="T3">h</text:span>/<text:span text:style-name="T3"> </text:span>57<text:span text:style-name="T3">h</text:span>/<text:span text:style-name="T3"> </text:span>56<text:span text:style-name="T3">h</text:span>); <text:span text:style-name="T3">PUSH EBP</text:span>/<text:span text:style-name="T3">MOV EAX</text:span>, 0<text:span text:style-name="T3">FFFFFFFFh</text:span>/<text:span text:style-name="T3">MOV</text:span> <text:span text:style-name="T3">EBP</text:span>, <text:span text:style-name="T3">ESP</text:span> (55h/<text:span text:style-name="T3">B</text:span>8<text:span text:style-name="T3">h FFh FFh FFh FFh</text:span>/89<text:span text:style-name="T3">h E</text:span>5<text:span text:style-name="T3">h</text:span>); <text:soft-page-break/><text:span text:style-name="T3">PUSH EBP</text:span>/<text:span text:style-name="T3">XOR EAX</text:span>, <text:span text:style-name="T3">EAX</text:span>/<text:span text:style-name="T3">MOV EBP</text:span>,<text:span text:style-name="T3">ESP</text:span> (55<text:span text:style-name="T3">h</text:span>/31<text:span text:style-name="T3">h C</text:span>0<text:span text:style-name="T3">h</text:span>/89<text:span text:style-name="T3">h E</text:span>5<text:span text:style-name="T3">h</text:span>). Хороший перехватчик должен их учитывать.<text:change text:change-id="ct94070333001264"/>Таким образом, наш перехватчик должен проверить первые 5 байтов перехватываемой функции и, если они совпадают со стандартным (или слегка оптимизированным) прологом, скопировать этот пролог в свое тело и выполнить его перед передачей управления оригинальной функции. А куда его можно скопировать? Сегмент данных, как уже говорилось, нам недоступен, стек трогать нельзя (перед передачей управления на функции он должен быть восстановлен), а сегмент кода запрещен от модификации.</text:p>
      <text:p text:style-name="P1">Существует по меньше мере три решения: во-первых, мы можем вызывать функцию <text:span text:style-name="T3">mprotect</text:span>, присвоив кодовой странице атрибут <text:span text:style-name="T3">writable</text:span>, (но это некрасиво), во-вторых, трогать стек все-таки можно: забрасываем пролог на верхушку, забрасываем туда же копию всех аргументов (а сколько у функции аргументов? да хрен его знает, вот и приходится копировать с запасом) и передаем ей управление как ни в чем не бывало (но это уже не просто "некрасиво", это вообще уродство). В-третьих, мы можем поступить так:</text:p>
      <text:p text:style-name="P1"/>
      <text:p text:style-name="P7">// "коллекция" разнообразных прологов для сравнения</text:p>
      <text:p text:style-name="P9">unsigned char prolog_1[]={0x55h,0x89,0xE5,0x83,0xEC};</text:p>
      <text:p text:style-name="P9">unsigned char prolog_2[]={0x55,0x89,0xE5,0x57,0x56};</text:p>
      <text:p text:style-name="P7"/>
      <text:p text:style-name="P7">// буфер в который будет записан сгенерированный код</text:p>
      <text:p text:style-name="P3"><text:span text:style-name="T1">unsigned char buf_code[1024];</text:span></text:p>
      <text:p text:style-name="P9"/>
      <text:p text:style-name="P7">// определяем адрес перехватываемой функции</text:p>
      <text:p text:style-name="P9">p = msym(base, fnc_name);</text:p>
      <text:p text:style-name="P9"/>
      <text:p text:style-name="P3"><text:span text:style-name="T2">// если в начале перехватываемой функции расположен </text:span><text:span text:style-name="T1">prolog</text:span><text:span text:style-name="T2">_1</text:span></text:p>
      <text:p text:style-name="P3"><text:span text:style-name="T2">// внедряем в ее начало </text:span><text:span text:style-name="T1">call</text:span><text:span text:style-name="T2"> на </text:span><text:span text:style-name="T1">prepare</text:span><text:span text:style-name="T2">_</text:span><text:span text:style-name="T1">prolog</text:span><text:span text:style-name="T2">_1</text:span></text:p>
      <text:p text:style-name="P9">if (!memcmp(p,prolog_1,sizeof(prolog_1))</text:p>
      <text:p text:style-name="P3"><text:span text:style-name="T1"><text:tab/>call_r(base, fnc_name, "gets", 0);</text:span></text:p>
      <text:p text:style-name="P9"/>
      <text:p text:style-name="P3"><text:span text:style-name="T2">// если в начале перехватываемой функции расположен </text:span><text:span text:style-name="T1">prolog</text:span><text:span text:style-name="T2">_2</text:span></text:p>
      <text:p text:style-name="P3"><text:span text:style-name="T2">// внедряем в ее начало </text:span><text:span text:style-name="T1">call</text:span><text:span text:style-name="T2"> на </text:span><text:span text:style-name="T1">prepare</text:span><text:span text:style-name="T2">_</text:span><text:span text:style-name="T1">prolog</text:span><text:span text:style-name="T2">_2</text:span></text:p>
      <text:p text:style-name="P9">if (!memcmp(p,prolog_1,sizeof(prolog_2))</text:p>
      <text:p text:style-name="P3"><text:span text:style-name="T1"><text:tab/>call_r(base,fnc_name,"gets", offset prapare_prolog_2-offset prepare_prolog_1);</text:span></text:p>
      <text:p text:style-name="P2">Листинг <text:sequence text:ref-name="refЛистинг9" text:name="Листинг" text:formula="ooow:Листинг+1" style:num-format="1">10</text:sequence><text:span text:style-name="T3"> </text:span>фрагмент программы-инсталлятора, анализирующей пролог перехватываемой функции и устанавливающей обработчик с соответствующим прологом</text:p>
      <text:p text:style-name="P3"/>
      <text:p text:style-name="P3"><text:span text:style-name="T2">; // заносим номер "нашего" пролога в регистр </text:span><text:span text:style-name="T1">EAX</text:span><text:span text:style-name="T2">,</text:span></text:p>
      <text:p text:style-name="P7">; // чтобы перехватчик знал какой ему пролог эмулировать</text:p>
      <text:p text:style-name="P3"><text:span text:style-name="T2">; // ВНИМАНИЕ! этот код засирает </text:span><text:span text:style-name="T1">EAX</text:span><text:span text:style-name="T2"> и не работает на </text:span><text:span text:style-name="T1">fastcall</text:span><text:span text:style-name="T2">-функциях,</text:span></text:p>
      <text:p text:style-name="P7">; // для поддержки которых регистры трогать нельзя, а номер пролога класть на стек,</text:p>
      <text:p text:style-name="P7">; // восстанавливая его перед передачей управления оригинальной функции</text:p>
      <text:p text:style-name="P3"><text:span text:style-name="T1">prepare</text:span><text:span text:style-name="T2">_</text:span><text:span text:style-name="T1">prolog</text:span><text:span text:style-name="T2">_1:</text:span></text:p>
      <text:p text:style-name="P3"><text:span text:style-name="T2"><text:tab/></text:span><text:span text:style-name="T1">MOV</text:span><text:span text:style-name="T2"> </text:span><text:span text:style-name="T1">EAX</text:span><text:span text:style-name="T2">, 0</text:span><text:span text:style-name="T1">x</text:span><text:span text:style-name="T2">1</text:span></text:p>
      <text:p text:style-name="P3"><text:span text:style-name="T2"><text:tab/></text:span><text:span text:style-name="T1">JMP short do_begin</text:span></text:p>
      <text:p text:style-name="P9"><text:tab/></text:p>
      <text:p text:style-name="P9">prepare_prolog_2:</text:p>
      <text:p text:style-name="P9"><text:tab/>MOV EAX, 0x2</text:p>
      <text:p text:style-name="P9"><text:tab/>JMP short do_begin</text:p>
      <text:p text:style-name="P9"><text:tab/></text:p>
      <text:p text:style-name="P9">prepare_prolog_n:</text:p>
      <text:p text:style-name="P9"><text:tab/>MOV EAX, 0x2</text:p>
      <text:p text:style-name="P9"><text:tab/>JMP do_begin</text:p>
      <text:p text:style-name="P9"/>
      <text:p text:style-name="P9">do_begin:</text:p>
      <text:p text:style-name="P3"><text:span text:style-name="T1"><text:tab/></text:span><text:span text:style-name="T2">// ОСНОВНОЙ КОД ПЕРЕХВАТЧИКА</text:span></text:p>
      <text:p text:style-name="P7"><text:tab/>// ДЕЛАЕМ ЧТО ЗАДУМАНО</text:p>
      <text:p text:style-name="P3"><text:span text:style-name="T1"><text:tab/></text:span><text:span text:style-name="T2">// [</text:span><text:span text:style-name="T1">ESP</text:span><text:span text:style-name="T2">+4]+5 содержит адрес вызванной функции</text:span></text:p>
      <text:p text:style-name="P7"><text:tab/>// это поможет нам отличить перехваченные функции друг от друга</text:p>
      <text:p text:style-name="P7"><text:tab/>…</text:p>
      <text:p text:style-name="P7"><text:tab/>…</text:p>
      <text:p text:style-name="P7"><text:tab/>…</text:p>
      <text:p text:style-name="P7"><text:tab/>// ПЕРЕДАЧА УПРАВЛЕНИЯ ПЕРЕХВАЧЕННОЙ ФУНКЦИИ</text:p>
      <text:p text:style-name="P7"><text:tab/>// С ЭМУЛЯЦИЕЙ ЕЕ "РОДНОГО" ПРОЛОГА</text:p>
      <text:p text:style-name="P3"><text:span text:style-name="T2"><text:tab/></text:span><text:span text:style-name="T1">DEC EAX</text:span></text:p>
      <text:p text:style-name="P9"><text:tab/>JZ prolog_1</text:p>
      <text:p text:style-name="P9"><text:tab/>DEC EAX</text:p>
      <text:p text:style-name="P9"><text:tab/>JZ prolog_2</text:p>
      <text:p text:style-name="P9"><text:tab/>…</text:p>
      <text:p text:style-name="P9"><text:tab/></text:p>
      <text:p text:style-name="P3"><text:soft-page-break/><text:span text:style-name="T1">prolog</text:span><text:span text:style-name="T2">_1: ; // эмулируем выполнение пролога типа </text:span><text:span text:style-name="T1">PUSH</text:span><text:span text:style-name="T2"> </text:span><text:span text:style-name="T1">EBP</text:span><text:span text:style-name="T2">/</text:span><text:span text:style-name="T1">MOV</text:span><text:span text:style-name="T2"> </text:span><text:span text:style-name="T1">EBP</text:span><text:span text:style-name="T2">,</text:span><text:span text:style-name="T1">ESP</text:span><text:span text:style-name="T2">/</text:span><text:span text:style-name="T1">SUB</text:span><text:span text:style-name="T2"> </text:span><text:span text:style-name="T1">ESP</text:span><text:span text:style-name="T2">,</text:span><text:span text:style-name="T1">XXX</text:span></text:p>
      <text:p text:style-name="P3"><text:span text:style-name="T2"><text:tab/></text:span><text:span text:style-name="T1">PUSH EBP</text:span></text:p>
      <text:p text:style-name="P9"><text:tab/>MOV <text:s/>EBP,ESP</text:p>
      <text:p text:style-name="P3"><text:span text:style-name="T1"><text:tab/>SUB ESP, byte ptr [EAX]<text:tab/>; </text:span><text:span text:style-name="T2">берем</text:span><text:span text:style-name="T1"> XXh </text:span><text:span text:style-name="T2">из</text:span><text:span text:style-name="T1"> </text:span><text:span text:style-name="T2">памяти</text:span><text:span text:style-name="T1"> </text:span></text:p>
      <text:p text:style-name="P3"><text:span text:style-name="T1"><text:tab/>INC</text:span><text:span text:style-name="T2"> </text:span><text:span text:style-name="T1">EAX</text:span><text:span text:style-name="T2"><text:tab/><text:tab/><text:tab/><text:tab/>; на след. машинную команду</text:span></text:p>
      <text:p text:style-name="P3"><text:span text:style-name="T2"><text:tab/></text:span><text:span text:style-name="T1">JMP EAX</text:span></text:p>
      <text:p text:style-name="P9"><text:tab/></text:p>
      <text:p text:style-name="P3"><text:span text:style-name="T1">prolog_2: ;// </text:span><text:span text:style-name="T2">эмулируем</text:span><text:span text:style-name="T1"> </text:span><text:span text:style-name="T2">выполнение</text:span><text:span text:style-name="T1"> </text:span><text:span text:style-name="T2">пролога</text:span><text:span text:style-name="T1"> </text:span><text:span text:style-name="T2">типа</text:span><text:span text:style-name="T1"> PUSB EBP/MOV EBP,ESP/PUSH EDI/PUSH ESI</text:span></text:p>
      <text:p text:style-name="P9"><text:tab/>PUSH EBP</text:p>
      <text:p text:style-name="P9"><text:tab/>MOV EBP, ESP</text:p>
      <text:p text:style-name="P9"><text:tab/>PUSH EDI</text:p>
      <text:p text:style-name="P9"><text:tab/>PUSH ESI</text:p>
      <text:p text:style-name="P3"><text:span text:style-name="T1"><text:tab/>JMP</text:span><text:span text:style-name="T2"> </text:span><text:span text:style-name="T1">EAX</text:span></text:p>
      <text:p text:style-name="P2">Листинг <text:sequence text:ref-name="refЛистинг10" text:name="Листинг" text:formula="ooow:Листинг+1" style:num-format="1">11</text:sequence> базовый код перехватчика (расположенный в <text:span text:style-name="T3">gets</text:span>), поддерживающий несколько различных прологом</text:p>
      <text:p text:style-name="P1">Программа-инсталлятор анализирует пролог перехватываемой функции и, в зависимости от результата, внедряет в ее начало либо <text:span text:style-name="T3">call prepare</text:span>_<text:span text:style-name="T3">prolog</text:span>_1 либо <text:span text:style-name="T3">call prepare</text:span>_<text:span text:style-name="T3">prolog</text:span>_2, где <text:span text:style-name="T3">prepare</text:span>_<text:span text:style-name="T3">prolog</text:span>_<text:span text:style-name="T3">x </text:span>– метка, расположенная внутри <text:span text:style-name="T3">thunk</text:span>-кода, помещенного нами в функцию <text:span text:style-name="T3">gets</text:span>. Команда <text:span text:style-name="T3">call</text:span> занимает 5<text:span text:style-name="T3"> </text:span>байт и потому в аккурат накладывается на команду <text:span text:style-name="T3">SUB ESP</text:span>,<text:span text:style-name="T3">XXh</text:span> так, что <text:span text:style-name="T3">XXh</text:span> оказывается прямо за ее концом. Поэтому, сохранять <text:span text:style-name="T3">XXh</text:span> в теле самого перехватчика не нужно!!! Команда <text:span text:style-name="T3">SUB ESP</text:span>, <text:span text:style-name="T3">byte ptr </text:span>[<text:span text:style-name="T3">EAX</text:span>], вызываемая из <text:span text:style-name="T3">thunk</text:span>-кода эмулирует выполнение <text:span text:style-name="T3">SUB ESP</text:span>,<text:span text:style-name="T3">XXh</text:span> на ура!</text:p>
      <text:p text:style-name="P1">Приведенный пример портит регистр <text:span text:style-name="T3">EAX</text:span> и работает только с <text:span text:style-name="T3">cdecl</text:span> и <text:span text:style-name="T3">stdcall</text:span> функциями. Перехват <text:span text:style-name="T3">fastcall</text:span>-функции, передающих аргументы через <text:span text:style-name="T3">EAX</text:span>, по этой схеме невозможен. Однако, оригинальный <text:span text:style-name="T3">EAX</text:span> можно сохранять в стеке и восстанавливать непосредственно перед передачей управления перехваченной функции, но в этом случае <text:span text:style-name="T3">JMP EAX</text:span> придется заменить на <text:span text:style-name="T3">RETN</text:span>, а на верхушку стека предварительно положить адрес для перехода.</text:p>
      <text:p text:style-name="P1">Вот, собственно говоря, и все. Скелет перехватчика успешно собран и готов к работе. Остается дописать "боевую начинку". Это может быть и логгер, протоколирующий вызовы, и анти-протектор, блокирующий вызовы некоторых функций (например, удаление файла), и макро-машина, "подсовывающая" функциям клавиатурного ввода готовые данные и… да все что угодно!</text:p>
      <text:h text:style-name="Heading_20_2" text:outline-level="2">&gt;&gt;&gt; врезка проблемы стабильности</text:h>
      <text:p text:style-name="P1">Сконструированный нами перехватчик довольно капризен по натуре и периодически падает без всяких видимых причин. Почему это происходит? Рассмотрим функцию <text:span text:style-name="T3">func</text:span> со стандартным прологом вида <text:span text:style-name="T3">PUSH EBP</text:span>/<text:span text:style-name="T3">MOV EBP</text:span>,<text:span text:style-name="T3">ESP</text:span>. Допустим, процесс <text:span text:style-name="T3">A</text:span> выполнил команду <text:span text:style-name="T3">PUSH EBP</text:span> и только собирался приступить к выполнению <text:span text:style-name="T3">MOV EBP</text:span>,<text:span text:style-name="T3">ESP</text:span> как был прерван системным планировщиком и управление получил наш процесс <text:span text:style-name="T3">B</text:span>, осуществляющий перехват функции <text:span text:style-name="T3">func</text:span> путем внедрения в ее начало инструкции <text:span text:style-name="T3">call</text:span>. Когда процесс <text:span text:style-name="T3">A</text:span> возобновит свое выполнение, команды <text:span text:style-name="T3">MOV EBP ESP</text:span> там уже и не окажется, а будет торчать хвостовая часть от <text:span text:style-name="T3">call</text:span> при выполнении которой все пойдет в разнос. Конечно, вероятность такого события исчезающе мала, но в особо ответственных случаях с ней все-таки стоит считаться.</text:p>
      <text:p text:style-name="P1">Чтобы "обезопасить" перехват, необходимо сократить длину внедряемой инструкции до одного байта, но… таких инструкций просто нет! То есть как это нет? А <text:span text:style-name="T3">INT </text:span>03<text:span text:style-name="T3">h</text:span> (<text:span text:style-name="T3">CCh</text:span>) на что? Традиционно она используется для организации точек останова и на прикладном уровне защищенного режима возбуждает исключение, которое легко перехватить из ядра, а точнее из загружаемого модуля. Об этом уже писалось в статье "<text:span text:style-name="T3">Handling</text:span> <text:span text:style-name="T3">Interrupt</text:span> <text:span text:style-name="T3">Descriptor</text:span> <text:span text:style-name="T3">Table</text:span> <text:span text:style-name="T3">for</text:span> <text:span text:style-name="T3">fun</text:span> <text:span text:style-name="T3">and</text:span> <text:span text:style-name="T3">profit</text:span>", опубликованной в 59 номере <text:span text:style-name="T3">phrack</text:span>, так что не будем повторяться.</text:p>
      <text:p text:style-name="P1">Заметим, что <text:span text:style-name="T3">CCh</text:span> конфликтует с некоторыми защитными механизмами и, естественно, с отладчиками, поэтому лучше внедрять не <text:span text:style-name="T3">INT </text:span>03<text:span text:style-name="T3">h</text:span>, а какую-нибудь "запрещенную" однобайтовую команду типа <text:span text:style-name="T3">CLI</text:span> (<text:span text:style-name="T3">FAh</text:span>), возбуждающую исключение, которое мы будем отлавливать.</text:p>
      <text:h text:style-name="Heading_20_2" text:outline-level="2">&gt;&gt;&gt; врезка точки останова</text:h>
      <text:p text:style-name="P1">Отладчики могут устанавливать программные точки останова на библиотечные функции, внедряя в их начало команду <text:span text:style-name="T3">INT </text:span>03<text:span text:style-name="T3">h</text:span> (<text:span text:style-name="T3">CCh</text:span>). В этом случае наш перехватчик не сможет распознать пролог, что не есть хорошо.</text:p>
      <text:p text:style-name="P1"><text:soft-page-break/>Выход очевиден — сравнивать только 2й, 3й, 4й и 5й байты пролога, игнорируя 1й байт. А что делать с точкой останова? Если записать <text:span text:style-name="T3">call</text:span> поверх нее, то она будет затерта и отладчик потеряет контроль за функцией, что в некоторых случаях неприемлемо и тогда необходимо внедряться со 2го байта, но в этом случае команда <text:span text:style-name="T3">call</text:span> полностью затрет <text:span text:style-name="T3">SUB ESP</text:span>,<text:span text:style-name="T3">XXh</text:span> и <text:span text:style-name="T3">XXh</text:span> придется сохранять где-то в другом месте.</text:p>
      <text:h text:style-name="Heading_20_2" text:outline-level="2">заключение</text:h>
      <text:p text:style-name="P1">Механизмы перехвата <text:span text:style-name="T3">API</text:span>-функций под <text:span text:style-name="T3">windows</text:span> хорошо исследованы и предложить радикально новый трюк довольно трудно. <text:span text:style-name="T3">UNIX</text:span>-системы исследованы намного хуже и таят множество нераскрытых возможностей, притягивающий хакеров и прочих творческих людей. Описанный мыщъх'ем способ — не единственный и, вероятно, не самый удобный, к тому же до "промышленного применения" ему еще расти и расти. Тем не менее, в мыщъхиных утилитах, написанный на скорый хвост, он вполне нормально работает — как под <text:span text:style-name="T3">linux</text:span>'ом, так и под <text:span text:style-name="T3">B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4-03T18:34:00</dc:date>
    <meta:editing-cycles>356</meta:editing-cycles>
    <meta:editing-duration>P1DT14H17M</meta:editing-duration>
    <meta:document-statistic meta:table-count="0" meta:image-count="0" meta:object-count="0" meta:page-count="13" meta:paragraph-count="371" meta:word-count="5808" meta:character-count="42555" meta:non-whitespace-character-count="36726"/>
    <meta:generator>LibreOffice/5.2.3.3$Linux_X86_64 LibreOffice_project/20m0$Build-3</meta:generator>
  </office:meta>
</office:document-meta>
</file>